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Courier New" svg:font-family="&quot;Courier New&quot;"/>
  </office:font-face-decls>
  <office:automatic-styles>
    <style:style style:name="ce1" style:family="table-cell" style:parent-style-name="Default" style:data-style-name="N0">
      <style:table-cell-properties style:vertical-align="automatic" fo:background-color="#FFC000" style:repeat-content="false"/>
      <style:paragraph-properties fo:text-align="start" fo:margin-left="0cm"/>
      <style:text-properties fo:color="#000000" style:font-name="Courier New" style:font-name-asian="Courier New" style:font-name-complex="Courier New" fo:font-size="8pt" style:font-size-asian="8pt" style:font-size-complex="8pt" style:font-family-generic="modern"/>
    </style:style>
    <style:style style:name="ce2" style:family="table-cell" style:parent-style-name="Default" style:data-style-name="N0">
      <style:table-cell-properties style:vertical-align="middle" fo:background-color="#FFC000" style:repeat-content="false"/>
      <style:paragraph-properties fo:text-align="center"/>
      <style:text-properties fo:color="#000000" style:font-name="Courier New" style:font-name-asian="Courier New" style:font-name-complex="Courier New" fo:font-size="10pt" style:font-size-asian="10pt" style:font-size-complex="10pt" style:font-family-generic="modern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Courier New" style:font-name-asian="Courier New" style:font-name-complex="Courier New" fo:font-size="10pt" style:font-size-asian="10pt" style:font-size-complex="10pt" style:font-family-generic="modern"/>
    </style:style>
    <style:style style:name="ce4" style:family="table-cell" style:parent-style-name="Default" style:data-style-name="N0">
      <style:text-properties style:font-name="Courier New" style:font-name-asian="Courier New" style:font-name-complex="Courier New" style:font-family-generic="modern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DDDDD" style:repeat-content="false"/>
      <style:paragraph-properties fo:text-align="center"/>
      <style:text-properties fo:color="#000000"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DDDDDD" style:repeat-content="false"/>
      <style:paragraph-properties fo:text-align="center"/>
      <style:text-properties fo:color="#000000"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DDDDDD" style:repeat-content="false"/>
      <style:paragraph-properties fo:text-align="center"/>
      <style:text-properties fo:color="#000000"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Courier New" style:font-name-asian="Courier New" style:font-name-complex="Courier New" fo:font-size="10pt" style:font-size-asian="10pt" style:font-size-complex="10pt" style:font-family-generic="modern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E6E6FF" style:repeat-content="false"/>
      <style:paragraph-properties fo:text-align="center"/>
      <style:text-properties fo:color="#000000" style:font-name="Courier New" style:font-name-asian="Courier New" style:font-name-complex="Courier New" fo:font-size="10pt" style:font-size-asian="10pt" style:font-size-complex="10pt" style:font-family-generic="modern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FFFF99" style:repeat-content="false"/>
      <style:paragraph-properties fo:text-align="center"/>
      <style:text-properties fo:color="#000000" style:font-name="Courier New" style:font-name-asian="Courier New" style:font-name-complex="Courier New" fo:font-size="10pt" style:font-size-asian="10pt" style:font-size-complex="10pt" style:font-family-generic="modern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Courier New" style:font-name-asian="Courier New" style:font-name-complex="Courier New" fo:font-size="10pt" style:font-size-asian="10pt" style:font-size-complex="10pt" style:font-family-generic="modern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E6E6FF" style:repeat-content="false"/>
      <style:paragraph-properties fo:text-align="center"/>
      <style:text-properties fo:color="#000000" style:font-name="Courier New" style:font-name-asian="Courier New" style:font-name-complex="Courier New" fo:font-size="10pt" style:font-size-asian="10pt" style:font-size-complex="10pt" style:font-family-generic="modern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99" style:repeat-content="false"/>
      <style:paragraph-properties fo:text-align="center"/>
      <style:text-properties fo:color="#000000" style:font-name="Courier New" style:font-name-asian="Courier New" style:font-name-complex="Courier New" fo:font-size="10pt" style:font-size-asian="10pt" style:font-size-complex="10pt" style:font-family-generic="modern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 style:font-name="Courier New" style:font-name-asian="Courier New" style:font-name-complex="Courier New" fo:font-size="10pt" style:font-size-asian="10pt" style:font-size-complex="10pt" style:font-family-generic="modern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fo:color="#000000" style:font-name="Courier New" style:font-name-asian="Courier New" style:font-name-complex="Courier New" fo:font-size="10pt" style:font-size-asian="10pt" style:font-size-complex="10pt" style:font-family-generic="modern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E6E6FF" style:repeat-content="false"/>
      <style:paragraph-properties fo:text-align="center"/>
      <style:text-properties fo:color="#000000" style:font-name="Courier New" style:font-name-asian="Courier New" style:font-name-complex="Courier New" fo:font-size="10pt" style:font-size-asian="10pt" style:font-size-complex="10pt" style:font-family-generic="modern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FF99" style:repeat-content="false"/>
      <style:paragraph-properties fo:text-align="center"/>
      <style:text-properties fo:color="#000000" style:font-name="Courier New" style:font-name-asian="Courier New" style:font-name-complex="Courier New" fo:font-size="10pt" style:font-size-asian="10pt" style:font-size-complex="10pt" style:font-family-generic="modern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color="#000000" style:font-name="Courier New" style:font-name-asian="Courier New" style:font-name-complex="Courier New" fo:font-size="10pt" style:font-size-asian="10pt" style:font-size-complex="10pt" style:font-family-generic="modern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Courier New" style:font-name-asian="Courier New" style:font-name-complex="Courier New" fo:font-size="10pt" style:font-size-asian="10pt" style:font-size-complex="10pt" style:font-family-generic="modern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E6E6FF" style:repeat-content="false"/>
      <style:paragraph-properties fo:text-align="center"/>
      <style:text-properties fo:color="#000000" style:font-name="Courier New" style:font-name-asian="Courier New" style:font-name-complex="Courier New" fo:font-size="10pt" style:font-size-asian="10pt" style:font-size-complex="10pt" style:font-family-generic="modern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99" style:repeat-content="false"/>
      <style:paragraph-properties fo:text-align="center"/>
      <style:text-properties fo:color="#000000" style:font-name="Courier New" style:font-name-asian="Courier New" style:font-name-complex="Courier New" fo:font-size="10pt" style:font-size-asian="10pt" style:font-size-complex="10pt" style:font-family-generic="modern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fo:color="#000000"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fo:color="#000000"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DDDDDD" style:repeat-content="false"/>
      <style:paragraph-properties fo:text-align="center"/>
      <style:text-properties fo:color="#000000"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o1" style:family="table-column">
      <style:table-column-properties fo:break-before="auto" style:column-width="4.33916666666667cm" style:use-optimal-column-width="true"/>
    </style:style>
    <style:style style:name="co2" style:family="table-column">
      <style:table-column-properties fo:break-before="auto" style:column-width="2.09020833333333cm" style:use-optimal-column-width="true"/>
    </style:style>
    <style:style style:name="co3" style:family="table-column">
      <style:table-column-properties fo:break-before="auto" style:column-width="1.77270833333333cm" style:use-optimal-column-width="true"/>
    </style:style>
    <style:style style:name="co4" style:family="table-column">
      <style:table-column-properties fo:break-before="auto" style:column-width="3.46604166666667cm" style:use-optimal-column-width="true"/>
    </style:style>
    <style:style style:name="co5" style:family="table-column">
      <style:table-column-properties fo:break-before="auto" style:column-width="2.67229166666667cm" style:use-optimal-column-width="true"/>
    </style:style>
    <style:style style:name="co6" style:family="table-column">
      <style:table-column-properties fo:break-before="auto" style:column-width="2.98979166666667cm" style:use-optimal-column-width="true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3.01625cm" style:use-optimal-column-width="true"/>
    </style:style>
    <style:style style:name="co9" style:family="table-column">
      <style:table-column-properties fo:break-before="auto" style:column-width="2.64583333333333cm" style:use-optimal-column-width="true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6.6145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edida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4"/>
        <table:table-column table:style-name="co11" table:default-cell-style-name="ce4"/>
        <table:table-column table:style-name="co10" table:number-columns-repeated="16373" table:default-cell-style-name="ce4"/>
        <table:table-row table:style-name="ro1">
          <table:table-cell office:value-type="string" table:style-name="ce1">
            <text:p>w: sobre-relaxação sucessiva</text:p>
          </table:table-cell>
          <table:table-cell table:number-columns-repeated="2" table:style-name="ce2"/>
          <table:table-cell table:number-columns-repeated="6" table:style-name="ce3"/>
          <table:table-cell table:number-columns-repeated="16375"/>
        </table:table-row>
        <table:table-row table:style-name="ro1">
          <table:table-cell office:value-type="string" table:style-name="ce1">
            <text:p>l: sobre-relaxação sucessiva local</text:p>
          </table:table-cell>
          <table:table-cell table:number-columns-repeated="2" table:style-name="ce2"/>
          <table:table-cell table:number-columns-repeated="6" table:style-name="ce3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9" table:number-rows-spanned="1" table:style-name="ce25">
            <text:p>Blocos 8x8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style-name="ce8">
            <text:p>Número de iterações<text:s text:c="8"/></text:p>
          </table:table-cell>
          <table:table-cell office:value-type="string" table:style-name="ce8">
            <text:p>N1xN2<text:s text:c="7"/></text:p>
          </table:table-cell>
          <table:table-cell office:value-type="string" table:style-name="ce8">
            <text:p>Modo<text:s text:c="8"/></text:p>
          </table:table-cell>
          <table:table-cell office:value-type="string" table:style-name="ce8">
            <text:p>Tempo sequencial<text:s text:c="3"/></text:p>
          </table:table-cell>
          <table:table-cell office:value-type="string" table:style-name="ce8">
            <text:p>Tempo de ida<text:s text:c="3"/></text:p>
          </table:table-cell>
          <table:table-cell office:value-type="string" table:style-name="ce9">
            <text:p>Tempo do kernel</text:p>
          </table:table-cell>
          <table:table-cell office:value-type="string" table:style-name="ce8">
            <text:p>Tempo da volta<text:s/></text:p>
          </table:table-cell>
          <table:table-cell office:value-type="string" table:style-name="ce10">
            <text:p>Tempo paralelo<text:s text:c="3"/></text:p>
          </table:table-cell>
          <table:table-cell office:value-type="string" table:style-name="ce8">
            <text:p>Aceleração<text:s text:c="8"/></text:p>
          </table:table-cell>
          <table:table-cell table:number-columns-repeated="16375"/>
        </table:table-row>
        <table:table-row table:style-name="ro1">
          <table:table-cell office:value-type="float" office:value="100" table:style-name="ce8">
            <text:p>100</text:p>
          </table:table-cell>
          <table:table-cell office:value-type="string" table:style-name="ce8">
            <text:p>100x100<text:s text:c="5"/></text:p>
          </table:table-cell>
          <table:table-cell office:value-type="string" table:style-name="ce8">
            <text:p>w<text:s text:c="11"/></text:p>
          </table:table-cell>
          <table:table-cell office:value-type="float" office:value="7.0313000000000001E-2" table:style-name="ce8">
            <text:p>0.070313</text:p>
          </table:table-cell>
          <table:table-cell office:value-type="float" office:value="0.54492200000000002" table:style-name="ce8">
            <text:p>0.544922</text:p>
          </table:table-cell>
          <table:table-cell office:value-type="float" office:value="2.5031000000000001E-2" table:style-name="ce9">
            <text:p>0.025031</text:p>
          </table:table-cell>
          <table:table-cell office:value-type="float" office:value="1.1719E-2" table:style-name="ce8">
            <text:p>0.011719</text:p>
          </table:table-cell>
          <table:table-cell office:value-type="float" office:value="0.58167199999999997" table:style-name="ce10">
            <text:p>0.581672</text:p>
          </table:table-cell>
          <table:table-cell office:value-type="float" office:value="0.120881" table:style-name="ce8">
            <text:p>0.120881</text:p>
          </table:table-cell>
          <table:table-cell table:number-columns-repeated="16375"/>
        </table:table-row>
        <table:table-row table:style-name="ro1">
          <table:table-cell office:value-type="float" office:value="100" table:style-name="ce8">
            <text:p>100</text:p>
          </table:table-cell>
          <table:table-cell office:value-type="string" table:style-name="ce8">
            <text:p>100x100<text:s text:c="5"/></text:p>
          </table:table-cell>
          <table:table-cell office:value-type="string" table:style-name="ce8">
            <text:p>l<text:s text:c="11"/></text:p>
          </table:table-cell>
          <table:table-cell office:value-type="float" office:value="0.166016" table:style-name="ce8">
            <text:p>0.166016</text:p>
          </table:table-cell>
          <table:table-cell office:value-type="float" office:value="0.546875" table:style-name="ce8">
            <text:p>0.546875</text:p>
          </table:table-cell>
          <table:table-cell office:value-type="float" office:value="2.8095999999999999E-2" table:style-name="ce9">
            <text:p>0.028096</text:p>
          </table:table-cell>
          <table:table-cell office:value-type="float" office:value="9.7660000000000004E-3" table:style-name="ce8">
            <text:p>0.009766</text:p>
          </table:table-cell>
          <table:table-cell office:value-type="float" office:value="0.58473600000000003" table:style-name="ce10">
            <text:p>0.584736</text:p>
          </table:table-cell>
          <table:table-cell office:value-type="float" office:value="0.283916" table:style-name="ce8">
            <text:p>0.283916</text:p>
          </table:table-cell>
          <table:table-cell table:number-columns-repeated="16375"/>
        </table:table-row>
        <table:table-row table:style-name="ro1">
          <table:table-cell office:value-type="float" office:value="100" table:style-name="ce8">
            <text:p>100</text:p>
          </table:table-cell>
          <table:table-cell office:value-type="string" table:style-name="ce8">
            <text:p>300x300<text:s text:c="5"/></text:p>
          </table:table-cell>
          <table:table-cell office:value-type="string" table:style-name="ce8">
            <text:p>w<text:s text:c="11"/></text:p>
          </table:table-cell>
          <table:table-cell office:value-type="float" office:value="0.62304700000000002" table:style-name="ce8">
            <text:p>0.623047</text:p>
          </table:table-cell>
          <table:table-cell office:value-type="float" office:value="0.55273399999999995" table:style-name="ce8">
            <text:p>0.552734</text:p>
          </table:table-cell>
          <table:table-cell office:value-type="float" office:value="0.203621" table:style-name="ce9">
            <text:p>0.203621</text:p>
          </table:table-cell>
          <table:table-cell office:value-type="float" office:value="1.1719E-2" table:style-name="ce8">
            <text:p>0.011719</text:p>
          </table:table-cell>
          <table:table-cell office:value-type="float" office:value="0.76807400000000003" table:style-name="ce10">
            <text:p>0.768074</text:p>
          </table:table-cell>
          <table:table-cell office:value-type="float" office:value="0.81118100000000004" table:style-name="ce8">
            <text:p>0.811181</text:p>
          </table:table-cell>
          <table:table-cell table:number-columns-repeated="16375"/>
        </table:table-row>
        <table:table-row table:style-name="ro1">
          <table:table-cell office:value-type="float" office:value="100" table:style-name="ce8">
            <text:p>100</text:p>
          </table:table-cell>
          <table:table-cell office:value-type="string" table:style-name="ce8">
            <text:p>300x300<text:s text:c="5"/></text:p>
          </table:table-cell>
          <table:table-cell office:value-type="string" table:style-name="ce8">
            <text:p>l<text:s text:c="11"/></text:p>
          </table:table-cell>
          <table:table-cell office:value-type="float" office:value="1.2734380000000001" table:style-name="ce8">
            <text:p>1.273438</text:p>
          </table:table-cell>
          <table:table-cell office:value-type="float" office:value="0.54492200000000002" table:style-name="ce8">
            <text:p>0.544922</text:p>
          </table:table-cell>
          <table:table-cell office:value-type="float" office:value="0.22531100000000001" table:style-name="ce9">
            <text:p>0.225311</text:p>
          </table:table-cell>
          <table:table-cell office:value-type="float" office:value="1.1719E-2" table:style-name="ce8">
            <text:p>0.011719</text:p>
          </table:table-cell>
          <table:table-cell office:value-type="float" office:value="0.78195199999999998" table:style-name="ce10">
            <text:p>0.781952</text:p>
          </table:table-cell>
          <table:table-cell office:value-type="float" office:value="1.6285369999999999" table:style-name="ce8">
            <text:p>1.628537</text:p>
          </table:table-cell>
          <table:table-cell table:number-columns-repeated="16375"/>
        </table:table-row>
        <table:table-row table:style-name="ro1">
          <table:table-cell office:value-type="float" office:value="100" table:style-name="ce8">
            <text:p>100</text:p>
          </table:table-cell>
          <table:table-cell office:value-type="string" table:style-name="ce8">
            <text:p>500x500<text:s text:c="5"/></text:p>
          </table:table-cell>
          <table:table-cell office:value-type="string" table:style-name="ce8">
            <text:p>w<text:s text:c="11"/></text:p>
          </table:table-cell>
          <table:table-cell office:value-type="float" office:value="1.8203130000000001" table:style-name="ce8">
            <text:p>1.820313</text:p>
          </table:table-cell>
          <table:table-cell office:value-type="float" office:value="0.54882799999999998" table:style-name="ce8">
            <text:p>0.548828</text:p>
          </table:table-cell>
          <table:table-cell office:value-type="float" office:value="0.54755399999999999" table:style-name="ce9">
            <text:p>0.547554</text:p>
          </table:table-cell>
          <table:table-cell office:value-type="float" office:value="1.3672E-2" table:style-name="ce8">
            <text:p>0.013672</text:p>
          </table:table-cell>
          <table:table-cell office:value-type="float" office:value="1.1100540000000001" table:style-name="ce10">
            <text:p>1.110054</text:p>
          </table:table-cell>
          <table:table-cell office:value-type="float" office:value="1.639842" table:style-name="ce8">
            <text:p>1.639842</text:p>
          </table:table-cell>
          <table:table-cell table:number-columns-repeated="16375"/>
        </table:table-row>
        <table:table-row table:style-name="ro1">
          <table:table-cell office:value-type="float" office:value="100" table:style-name="ce8">
            <text:p>100</text:p>
          </table:table-cell>
          <table:table-cell office:value-type="string" table:style-name="ce8">
            <text:p>500x500<text:s text:c="5"/></text:p>
          </table:table-cell>
          <table:table-cell office:value-type="string" table:style-name="ce8">
            <text:p>l<text:s text:c="11"/></text:p>
          </table:table-cell>
          <table:table-cell office:value-type="float" office:value="3.2851560000000002" table:style-name="ce8">
            <text:p>3.285156</text:p>
          </table:table-cell>
          <table:table-cell office:value-type="float" office:value="0.55078099999999997" table:style-name="ce8">
            <text:p>0.550781</text:p>
          </table:table-cell>
          <table:table-cell office:value-type="float" office:value="0.60058800000000001" table:style-name="ce9">
            <text:p>0.600588</text:p>
          </table:table-cell>
          <table:table-cell office:value-type="float" office:value="1.3672E-2" table:style-name="ce8">
            <text:p>0.013672</text:p>
          </table:table-cell>
          <table:table-cell office:value-type="float" office:value="1.165041" table:style-name="ce10">
            <text:p>1.165041</text:p>
          </table:table-cell>
          <table:table-cell office:value-type="float" office:value="2.8197770000000002" table:style-name="ce8">
            <text:p>2.819777</text:p>
          </table:table-cell>
          <table:table-cell table:number-columns-repeated="16375"/>
        </table:table-row>
        <table:table-row table:style-name="ro1">
          <table:table-cell office:value-type="float" office:value="100" table:style-name="ce8">
            <text:p>100</text:p>
          </table:table-cell>
          <table:table-cell office:value-type="string" table:style-name="ce8">
            <text:p>1000x1000<text:s text:c="3"/></text:p>
          </table:table-cell>
          <table:table-cell office:value-type="string" table:style-name="ce8">
            <text:p>w<text:s text:c="11"/></text:p>
          </table:table-cell>
          <table:table-cell office:value-type="float" office:value="7.0019530000000003" table:style-name="ce8">
            <text:p>7.001953</text:p>
          </table:table-cell>
          <table:table-cell office:value-type="float" office:value="0.54882799999999998" table:style-name="ce8">
            <text:p>0.548828</text:p>
          </table:table-cell>
          <table:table-cell office:value-type="float" office:value="1.9052370000000001" table:style-name="ce9">
            <text:p>1.905237</text:p>
          </table:table-cell>
          <table:table-cell office:value-type="float" office:value="1.1719E-2" table:style-name="ce8">
            <text:p>0.011719</text:p>
          </table:table-cell>
          <table:table-cell office:value-type="float" office:value="2.4657840000000002" table:style-name="ce10">
            <text:p>2.465784</text:p>
          </table:table-cell>
          <table:table-cell office:value-type="float" office:value="2.8396460000000001" table:style-name="ce8">
            <text:p>2.839646</text:p>
          </table:table-cell>
          <table:table-cell table:number-columns-repeated="16375"/>
        </table:table-row>
        <table:table-row table:style-name="ro1">
          <table:table-cell office:value-type="float" office:value="100" table:style-name="ce11">
            <text:p>100</text:p>
          </table:table-cell>
          <table:table-cell office:value-type="string" table:style-name="ce11">
            <text:p>1000x1000<text:s text:c="3"/></text:p>
          </table:table-cell>
          <table:table-cell office:value-type="string" table:style-name="ce11">
            <text:p>l<text:s text:c="11"/></text:p>
          </table:table-cell>
          <table:table-cell office:value-type="float" office:value="12.984375" table:style-name="ce11">
            <text:p>12.984375</text:p>
          </table:table-cell>
          <table:table-cell office:value-type="float" office:value="0.54882799999999998" table:style-name="ce11">
            <text:p>0.548828</text:p>
          </table:table-cell>
          <table:table-cell office:value-type="float" office:value="2.0815489999999999" table:style-name="ce12">
            <text:p>2.081549</text:p>
          </table:table-cell>
          <table:table-cell office:value-type="float" office:value="1.7578E-2" table:style-name="ce11">
            <text:p>0.017578</text:p>
          </table:table-cell>
          <table:table-cell office:value-type="float" office:value="2.6479550000000001" table:style-name="ce13">
            <text:p>2.647955</text:p>
          </table:table-cell>
          <table:table-cell office:value-type="float" office:value="4.9035479999999998" table:style-name="ce11">
            <text:p>4.903548</text:p>
          </table:table-cell>
          <table:table-cell table:number-columns-repeated="16375"/>
        </table:table-row>
        <table:table-row table:style-name="ro1">
          <table:table-cell table:style-name="ce14"/>
          <table:table-cell table:number-columns-repeated="4" table:style-name="ce15"/>
          <table:table-cell table:style-name="ce16"/>
          <table:table-cell table:style-name="ce15"/>
          <table:table-cell table:style-name="ce17"/>
          <table:table-cell table:style-name="ce18"/>
          <table:table-cell table:number-columns-repeated="16375"/>
        </table:table-row>
        <table:table-row table:style-name="ro1">
          <table:table-cell office:value-type="float" office:value="500" table:style-name="ce19">
            <text:p>500</text:p>
          </table:table-cell>
          <table:table-cell office:value-type="string" table:style-name="ce19">
            <text:p>100x100<text:s text:c="5"/></text:p>
          </table:table-cell>
          <table:table-cell office:value-type="string" table:style-name="ce19">
            <text:p>w<text:s text:c="11"/></text:p>
          </table:table-cell>
          <table:table-cell office:value-type="float" office:value="0.38281300000000001" table:style-name="ce19">
            <text:p>0.382813</text:p>
          </table:table-cell>
          <table:table-cell office:value-type="float" office:value="0.546875" table:style-name="ce19">
            <text:p>0.546875</text:p>
          </table:table-cell>
          <table:table-cell office:value-type="float" office:value="0.12511700000000001" table:style-name="ce20">
            <text:p>0.125117</text:p>
          </table:table-cell>
          <table:table-cell office:value-type="float" office:value="9.7660000000000004E-3" table:style-name="ce19">
            <text:p>0.009766</text:p>
          </table:table-cell>
          <table:table-cell office:value-type="float" office:value="0.68175799999999998" table:style-name="ce21">
            <text:p>0.681758</text:p>
          </table:table-cell>
          <table:table-cell office:value-type="float" office:value="0.56150900000000004" table:style-name="ce19">
            <text:p>0.561509</text:p>
          </table:table-cell>
          <table:table-cell table:number-columns-repeated="16375"/>
        </table:table-row>
        <table:table-row table:style-name="ro1">
          <table:table-cell office:value-type="float" office:value="500" table:style-name="ce8">
            <text:p>500</text:p>
          </table:table-cell>
          <table:table-cell office:value-type="string" table:style-name="ce8">
            <text:p>100x100<text:s text:c="5"/></text:p>
          </table:table-cell>
          <table:table-cell office:value-type="string" table:style-name="ce8">
            <text:p>l<text:s text:c="11"/></text:p>
          </table:table-cell>
          <table:table-cell office:value-type="float" office:value="0.66796900000000003" table:style-name="ce8">
            <text:p>0.667969</text:p>
          </table:table-cell>
          <table:table-cell office:value-type="float" office:value="0.54296900000000003" table:style-name="ce8">
            <text:p>0.542969</text:p>
          </table:table-cell>
          <table:table-cell office:value-type="float" office:value="0.14043800000000001" table:style-name="ce9">
            <text:p>0.140438</text:p>
          </table:table-cell>
          <table:table-cell office:value-type="float" office:value="9.7660000000000004E-3" table:style-name="ce8">
            <text:p>0.009766</text:p>
          </table:table-cell>
          <table:table-cell office:value-type="float" office:value="0.69317300000000004" table:style-name="ce10">
            <text:p>0.693173</text:p>
          </table:table-cell>
          <table:table-cell office:value-type="float" office:value="0.96364000000000005" table:style-name="ce8">
            <text:p>0.96364</text:p>
          </table:table-cell>
          <table:table-cell table:number-columns-repeated="16375"/>
        </table:table-row>
        <table:table-row table:style-name="ro1">
          <table:table-cell office:value-type="float" office:value="500" table:style-name="ce8">
            <text:p>500</text:p>
          </table:table-cell>
          <table:table-cell office:value-type="string" table:style-name="ce8">
            <text:p>300x300<text:s text:c="5"/></text:p>
          </table:table-cell>
          <table:table-cell office:value-type="string" table:style-name="ce8">
            <text:p>w<text:s text:c="11"/></text:p>
          </table:table-cell>
          <table:table-cell office:value-type="float" office:value="3.0703130000000001" table:style-name="ce8">
            <text:p>3.070313</text:p>
          </table:table-cell>
          <table:table-cell office:value-type="float" office:value="0.55078099999999997" table:style-name="ce8">
            <text:p>0.550781</text:p>
          </table:table-cell>
          <table:table-cell office:value-type="float" office:value="0.96029200000000003" table:style-name="ce9">
            <text:p>0.960292</text:p>
          </table:table-cell>
          <table:table-cell office:value-type="float" office:value="9.7660000000000004E-3" table:style-name="ce8">
            <text:p>0.009766</text:p>
          </table:table-cell>
          <table:table-cell office:value-type="float" office:value="1.5208390000000001" table:style-name="ce10">
            <text:p>1.520839</text:p>
          </table:table-cell>
          <table:table-cell office:value-type="float" office:value="2.0188280000000001" table:style-name="ce8">
            <text:p>2.018828</text:p>
          </table:table-cell>
          <table:table-cell table:number-columns-repeated="16375"/>
        </table:table-row>
        <table:table-row table:style-name="ro1">
          <table:table-cell office:value-type="float" office:value="500" table:style-name="ce8">
            <text:p>500</text:p>
          </table:table-cell>
          <table:table-cell office:value-type="string" table:style-name="ce8">
            <text:p>300x300<text:s text:c="5"/></text:p>
          </table:table-cell>
          <table:table-cell office:value-type="string" table:style-name="ce8">
            <text:p>l<text:s text:c="11"/></text:p>
          </table:table-cell>
          <table:table-cell office:value-type="float" office:value="5.9511719999999997" table:style-name="ce8">
            <text:p>5.951172</text:p>
          </table:table-cell>
          <table:table-cell office:value-type="float" office:value="0.55078099999999997" table:style-name="ce8">
            <text:p>0.550781</text:p>
          </table:table-cell>
          <table:table-cell office:value-type="float" office:value="1.049374" table:style-name="ce9">
            <text:p>1.049374</text:p>
          </table:table-cell>
          <table:table-cell office:value-type="float" office:value="1.1719E-2" table:style-name="ce8">
            <text:p>0.011719</text:p>
          </table:table-cell>
          <table:table-cell office:value-type="float" office:value="1.611874" table:style-name="ce10">
            <text:p>1.611874</text:p>
          </table:table-cell>
          <table:table-cell office:value-type="float" office:value="3.6920829999999998" table:style-name="ce8">
            <text:p>3.692083</text:p>
          </table:table-cell>
          <table:table-cell table:number-columns-repeated="16375"/>
        </table:table-row>
        <table:table-row table:style-name="ro1">
          <table:table-cell office:value-type="float" office:value="500" table:style-name="ce8">
            <text:p>500</text:p>
          </table:table-cell>
          <table:table-cell office:value-type="string" table:style-name="ce8">
            <text:p>500x500<text:s text:c="5"/></text:p>
          </table:table-cell>
          <table:table-cell office:value-type="string" table:style-name="ce8">
            <text:p>w<text:s text:c="11"/></text:p>
          </table:table-cell>
          <table:table-cell office:value-type="float" office:value="8.4726560000000006" table:style-name="ce8">
            <text:p>8.472656</text:p>
          </table:table-cell>
          <table:table-cell office:value-type="float" office:value="0.54492200000000002" table:style-name="ce8">
            <text:p>0.544922</text:p>
          </table:table-cell>
          <table:table-cell office:value-type="float" office:value="2.3782320000000001" table:style-name="ce9">
            <text:p>2.378232</text:p>
          </table:table-cell>
          <table:table-cell office:value-type="float" office:value="1.1719E-2" table:style-name="ce8">
            <text:p>0.011719</text:p>
          </table:table-cell>
          <table:table-cell office:value-type="float" office:value="2.9348719999999999" table:style-name="ce10">
            <text:p>2.934872</text:p>
          </table:table-cell>
          <table:table-cell office:value-type="float" office:value="2.8868909999999999" table:style-name="ce8">
            <text:p>2.886891</text:p>
          </table:table-cell>
          <table:table-cell table:number-columns-repeated="16375"/>
        </table:table-row>
        <table:table-row table:style-name="ro1">
          <table:table-cell office:value-type="float" office:value="500" table:style-name="ce8">
            <text:p>500</text:p>
          </table:table-cell>
          <table:table-cell office:value-type="string" table:style-name="ce8">
            <text:p>500x500<text:s text:c="5"/></text:p>
          </table:table-cell>
          <table:table-cell office:value-type="string" table:style-name="ce8">
            <text:p>l<text:s text:c="11"/></text:p>
          </table:table-cell>
          <table:table-cell office:value-type="float" office:value="16.230468999999999" table:style-name="ce8">
            <text:p>16.230469</text:p>
          </table:table-cell>
          <table:table-cell office:value-type="float" office:value="0.54296900000000003" table:style-name="ce8">
            <text:p>0.542969</text:p>
          </table:table-cell>
          <table:table-cell office:value-type="float" office:value="2.6106090000000002" table:style-name="ce9">
            <text:p>2.610609</text:p>
          </table:table-cell>
          <table:table-cell office:value-type="float" office:value="1.1719E-2" table:style-name="ce8">
            <text:p>0.011719</text:p>
          </table:table-cell>
          <table:table-cell office:value-type="float" office:value="3.1652960000000001" table:style-name="ce10">
            <text:p>3.165296</text:p>
          </table:table-cell>
          <table:table-cell office:value-type="float" office:value="5.127631" table:style-name="ce8">
            <text:p>5.127631</text:p>
          </table:table-cell>
          <table:table-cell table:number-columns-repeated="16375"/>
        </table:table-row>
        <table:table-row table:style-name="ro1">
          <table:table-cell office:value-type="float" office:value="500" table:style-name="ce8">
            <text:p>500</text:p>
          </table:table-cell>
          <table:table-cell office:value-type="string" table:style-name="ce8">
            <text:p>1000x1000<text:s text:c="3"/></text:p>
          </table:table-cell>
          <table:table-cell office:value-type="string" table:style-name="ce8">
            <text:p>w<text:s text:c="11"/></text:p>
          </table:table-cell>
          <table:table-cell office:value-type="float" office:value="33.59375" table:style-name="ce8">
            <text:p>33.59375</text:p>
          </table:table-cell>
          <table:table-cell office:value-type="float" office:value="0.546875" table:style-name="ce8">
            <text:p>0.546875</text:p>
          </table:table-cell>
          <table:table-cell office:value-type="float" office:value="8.7972230000000007" table:style-name="ce9">
            <text:p>8.797223</text:p>
          </table:table-cell>
          <table:table-cell office:value-type="float" office:value="1.7578E-2" table:style-name="ce8">
            <text:p>0.017578</text:p>
          </table:table-cell>
          <table:table-cell office:value-type="float" office:value="9.3616759999999992" table:style-name="ce10">
            <text:p>9.361676</text:p>
          </table:table-cell>
          <table:table-cell office:value-type="float" office:value="3.5884330000000002" table:style-name="ce8">
            <text:p>3.588433</text:p>
          </table:table-cell>
          <table:table-cell table:number-columns-repeated="16375"/>
        </table:table-row>
        <table:table-row table:style-name="ro1">
          <table:table-cell office:value-type="float" office:value="500" table:style-name="ce11">
            <text:p>500</text:p>
          </table:table-cell>
          <table:table-cell office:value-type="string" table:style-name="ce11">
            <text:p>1000x1000<text:s text:c="3"/></text:p>
          </table:table-cell>
          <table:table-cell office:value-type="string" table:style-name="ce11">
            <text:p>l<text:s text:c="11"/></text:p>
          </table:table-cell>
          <table:table-cell office:value-type="float" office:value="65.203125" table:style-name="ce11">
            <text:p>65.203125</text:p>
          </table:table-cell>
          <table:table-cell office:value-type="float" office:value="0.54882799999999998" table:style-name="ce11">
            <text:p>0.548828</text:p>
          </table:table-cell>
          <table:table-cell office:value-type="float" office:value="9.6848829999999992" table:style-name="ce12">
            <text:p>9.684883</text:p>
          </table:table-cell>
          <table:table-cell office:value-type="float" office:value="1.5625E-2" table:style-name="ce11">
            <text:p>0.015625</text:p>
          </table:table-cell>
          <table:table-cell office:value-type="float" office:value="10.249336" table:style-name="ce13">
            <text:p>10.249336</text:p>
          </table:table-cell>
          <table:table-cell office:value-type="float" office:value="6.3616929999999998" table:style-name="ce11">
            <text:p>6.361693</text:p>
          </table:table-cell>
          <table:table-cell table:number-columns-repeated="16375"/>
        </table:table-row>
        <table:table-row table:style-name="ro1">
          <table:table-cell table:style-name="ce14"/>
          <table:table-cell table:number-columns-repeated="4" table:style-name="ce15"/>
          <table:table-cell table:style-name="ce16"/>
          <table:table-cell table:style-name="ce15"/>
          <table:table-cell table:style-name="ce17"/>
          <table:table-cell table:style-name="ce18"/>
          <table:table-cell table:number-columns-repeated="16375"/>
        </table:table-row>
        <table:table-row table:style-name="ro1">
          <table:table-cell office:value-type="float" office:value="1000" table:style-name="ce19">
            <text:p>1000</text:p>
          </table:table-cell>
          <table:table-cell office:value-type="string" table:style-name="ce19">
            <text:p>100x100<text:s text:c="5"/></text:p>
          </table:table-cell>
          <table:table-cell office:value-type="string" table:style-name="ce19">
            <text:p>w<text:s text:c="11"/></text:p>
          </table:table-cell>
          <table:table-cell office:value-type="float" office:value="0.86523399999999995" table:style-name="ce19">
            <text:p>0.865234</text:p>
          </table:table-cell>
          <table:table-cell office:value-type="float" office:value="0.54882799999999998" table:style-name="ce19">
            <text:p>0.548828</text:p>
          </table:table-cell>
          <table:table-cell office:value-type="float" office:value="0.25027700000000003" table:style-name="ce20">
            <text:p>0.250277</text:p>
          </table:table-cell>
          <table:table-cell office:value-type="float" office:value="1.1719E-2" table:style-name="ce19">
            <text:p>0.011719</text:p>
          </table:table-cell>
          <table:table-cell office:value-type="float" office:value="0.81082399999999999" table:style-name="ce21">
            <text:p>0.810824</text:p>
          </table:table-cell>
          <table:table-cell office:value-type="float" office:value="1.067105" table:style-name="ce19">
            <text:p>1.067105</text:p>
          </table:table-cell>
          <table:table-cell table:number-columns-repeated="16375"/>
        </table:table-row>
        <table:table-row table:style-name="ro1">
          <table:table-cell office:value-type="float" office:value="1000" table:style-name="ce8">
            <text:p>1000</text:p>
          </table:table-cell>
          <table:table-cell office:value-type="string" table:style-name="ce8">
            <text:p>100x100<text:s text:c="5"/></text:p>
          </table:table-cell>
          <table:table-cell office:value-type="string" table:style-name="ce8">
            <text:p>l<text:s text:c="11"/></text:p>
          </table:table-cell>
          <table:table-cell office:value-type="float" office:value="1.3378909999999999" table:style-name="ce8">
            <text:p>1.337891</text:p>
          </table:table-cell>
          <table:table-cell office:value-type="float" office:value="0.54101600000000005" table:style-name="ce8">
            <text:p>0.541016</text:p>
          </table:table-cell>
          <table:table-cell office:value-type="float" office:value="0.28086899999999998" table:style-name="ce9">
            <text:p>0.280869</text:p>
          </table:table-cell>
          <table:table-cell office:value-type="float" office:value="1.1719E-2" table:style-name="ce8">
            <text:p>0.011719</text:p>
          </table:table-cell>
          <table:table-cell office:value-type="float" office:value="0.83360299999999998" table:style-name="ce10">
            <text:p>0.833603</text:p>
          </table:table-cell>
          <table:table-cell office:value-type="float" office:value="1.6049500000000001" table:style-name="ce8">
            <text:p>1.60495</text:p>
          </table:table-cell>
          <table:table-cell table:number-columns-repeated="16375"/>
        </table:table-row>
        <table:table-row table:style-name="ro1">
          <table:table-cell office:value-type="float" office:value="1000" table:style-name="ce8">
            <text:p>1000</text:p>
          </table:table-cell>
          <table:table-cell office:value-type="string" table:style-name="ce8">
            <text:p>300x300<text:s text:c="5"/></text:p>
          </table:table-cell>
          <table:table-cell office:value-type="string" table:style-name="ce8">
            <text:p>w<text:s text:c="11"/></text:p>
          </table:table-cell>
          <table:table-cell office:value-type="float" office:value="6.09375" table:style-name="ce8">
            <text:p>6.09375</text:p>
          </table:table-cell>
          <table:table-cell office:value-type="float" office:value="0.54101600000000005" table:style-name="ce8">
            <text:p>0.541016</text:p>
          </table:table-cell>
          <table:table-cell office:value-type="float" office:value="1.781077" table:style-name="ce9">
            <text:p>1.781077</text:p>
          </table:table-cell>
          <table:table-cell office:value-type="float" office:value="1.1719E-2" table:style-name="ce8">
            <text:p>0.011719</text:p>
          </table:table-cell>
          <table:table-cell office:value-type="float" office:value="2.333812" table:style-name="ce10">
            <text:p>2.333812</text:p>
          </table:table-cell>
          <table:table-cell office:value-type="float" office:value="2.6110720000000001" table:style-name="ce8">
            <text:p>2.611072</text:p>
          </table:table-cell>
          <table:table-cell table:number-columns-repeated="16375"/>
        </table:table-row>
        <table:table-row table:style-name="ro1">
          <table:table-cell office:value-type="float" office:value="1000" table:style-name="ce8">
            <text:p>1000</text:p>
          </table:table-cell>
          <table:table-cell office:value-type="string" table:style-name="ce8">
            <text:p>300x300<text:s text:c="5"/></text:p>
          </table:table-cell>
          <table:table-cell office:value-type="string" table:style-name="ce8">
            <text:p>l<text:s text:c="11"/></text:p>
          </table:table-cell>
          <table:table-cell office:value-type="float" office:value="11.916016000000001" table:style-name="ce8">
            <text:p>11.916016</text:p>
          </table:table-cell>
          <table:table-cell office:value-type="float" office:value="0.54101600000000005" table:style-name="ce8">
            <text:p>0.541016</text:p>
          </table:table-cell>
          <table:table-cell office:value-type="float" office:value="1.9520329999999999" table:style-name="ce9">
            <text:p>1.952033</text:p>
          </table:table-cell>
          <table:table-cell office:value-type="float" office:value="1.1719E-2" table:style-name="ce8">
            <text:p>0.011719</text:p>
          </table:table-cell>
          <table:table-cell office:value-type="float" office:value="2.5047670000000002" table:style-name="ce10">
            <text:p>2.504767</text:p>
          </table:table-cell>
          <table:table-cell office:value-type="float" office:value="4.7573350000000003" table:style-name="ce8">
            <text:p>4.757335</text:p>
          </table:table-cell>
          <table:table-cell table:number-columns-repeated="16375"/>
        </table:table-row>
        <table:table-row table:style-name="ro1">
          <table:table-cell office:value-type="float" office:value="1000" table:style-name="ce8">
            <text:p>1000</text:p>
          </table:table-cell>
          <table:table-cell office:value-type="string" table:style-name="ce8">
            <text:p>500x500<text:s text:c="5"/></text:p>
          </table:table-cell>
          <table:table-cell office:value-type="string" table:style-name="ce8">
            <text:p>w<text:s text:c="11"/></text:p>
          </table:table-cell>
          <table:table-cell office:value-type="float" office:value="16.900390999999999" table:style-name="ce8">
            <text:p>16.900391</text:p>
          </table:table-cell>
          <table:table-cell office:value-type="float" office:value="0.546875" table:style-name="ce8">
            <text:p>0.546875</text:p>
          </table:table-cell>
          <table:table-cell office:value-type="float" office:value="4.5746770000000003" table:style-name="ce9">
            <text:p>4.574677</text:p>
          </table:table-cell>
          <table:table-cell office:value-type="float" office:value="1.3672E-2" table:style-name="ce8">
            <text:p>0.013672</text:p>
          </table:table-cell>
          <table:table-cell office:value-type="float" office:value="5.135224" table:style-name="ce10">
            <text:p>5.135224</text:p>
          </table:table-cell>
          <table:table-cell office:value-type="float" office:value="3.2910720000000002" table:style-name="ce8">
            <text:p>3.291072</text:p>
          </table:table-cell>
          <table:table-cell table:number-columns-repeated="16375"/>
        </table:table-row>
        <table:table-row table:style-name="ro1">
          <table:table-cell office:value-type="float" office:value="1000" table:style-name="ce8">
            <text:p>1000</text:p>
          </table:table-cell>
          <table:table-cell office:value-type="string" table:style-name="ce8">
            <text:p>500x500<text:s text:c="5"/></text:p>
          </table:table-cell>
          <table:table-cell office:value-type="string" table:style-name="ce8">
            <text:p>l<text:s text:c="11"/></text:p>
          </table:table-cell>
          <table:table-cell office:value-type="float" office:value="32.445312999999999" table:style-name="ce8">
            <text:p>32.445313</text:p>
          </table:table-cell>
          <table:table-cell office:value-type="float" office:value="0.546875" table:style-name="ce8">
            <text:p>0.546875</text:p>
          </table:table-cell>
          <table:table-cell office:value-type="float" office:value="5.0400179999999999" table:style-name="ce9">
            <text:p>5.040018</text:p>
          </table:table-cell>
          <table:table-cell office:value-type="float" office:value="1.5625E-2" table:style-name="ce8">
            <text:p>0.015625</text:p>
          </table:table-cell>
          <table:table-cell office:value-type="float" office:value="5.6025179999999999" table:style-name="ce10">
            <text:p>5.602518</text:p>
          </table:table-cell>
          <table:table-cell office:value-type="float" office:value="5.7912020000000002" table:style-name="ce8">
            <text:p>5.791202</text:p>
          </table:table-cell>
          <table:table-cell table:number-columns-repeated="16375"/>
        </table:table-row>
        <table:table-row table:style-name="ro1">
          <table:table-cell office:value-type="float" office:value="1000" table:style-name="ce8">
            <text:p>1000</text:p>
          </table:table-cell>
          <table:table-cell office:value-type="string" table:style-name="ce8">
            <text:p>1000x1000<text:s text:c="3"/></text:p>
          </table:table-cell>
          <table:table-cell office:value-type="string" table:style-name="ce8">
            <text:p>w<text:s text:c="11"/></text:p>
          </table:table-cell>
          <table:table-cell office:value-type="float" office:value="67.203125" table:style-name="ce8">
            <text:p>67.203125</text:p>
          </table:table-cell>
          <table:table-cell office:value-type="float" office:value="0.54492200000000002" table:style-name="ce8">
            <text:p>0.544922</text:p>
          </table:table-cell>
          <table:table-cell office:value-type="float" office:value="17.411626999999999" table:style-name="ce9">
            <text:p>17.411627</text:p>
          </table:table-cell>
          <table:table-cell office:value-type="float" office:value="1.5625E-2" table:style-name="ce8">
            <text:p>0.015625</text:p>
          </table:table-cell>
          <table:table-cell office:value-type="float" office:value="17.972173999999999" table:style-name="ce10">
            <text:p>17.972174</text:p>
          </table:table-cell>
          <table:table-cell office:value-type="float" office:value="3.739287" table:style-name="ce8">
            <text:p>3.739287</text:p>
          </table:table-cell>
          <table:table-cell table:number-columns-repeated="16375"/>
        </table:table-row>
        <table:table-row table:style-name="ro1">
          <table:table-cell office:value-type="float" office:value="1000" table:style-name="ce11">
            <text:p>1000</text:p>
          </table:table-cell>
          <table:table-cell office:value-type="string" table:style-name="ce11">
            <text:p>1000x1000<text:s text:c="3"/></text:p>
          </table:table-cell>
          <table:table-cell office:value-type="string" table:style-name="ce11">
            <text:p>l<text:s text:c="11"/></text:p>
          </table:table-cell>
          <table:table-cell office:value-type="float" office:value="130.10742200000001" table:style-name="ce11">
            <text:p>130.107422</text:p>
          </table:table-cell>
          <table:table-cell office:value-type="float" office:value="0.546875" table:style-name="ce11">
            <text:p>0.546875</text:p>
          </table:table-cell>
          <table:table-cell office:value-type="float" office:value="19.190218000000002" table:style-name="ce12">
            <text:p>19.190218</text:p>
          </table:table-cell>
          <table:table-cell office:value-type="float" office:value="1.1719E-2" table:style-name="ce11">
            <text:p>0.011719</text:p>
          </table:table-cell>
          <table:table-cell office:value-type="float" office:value="19.748812000000001" table:style-name="ce13">
            <text:p>19.748812</text:p>
          </table:table-cell>
          <table:table-cell office:value-type="float" office:value="6.588114" table:style-name="ce11">
            <text:p>6.588114</text:p>
          </table:table-cell>
          <table:table-cell table:number-columns-repeated="16375"/>
        </table:table-row>
        <table:table-row table:style-name="ro1">
          <table:table-cell table:style-name="ce14"/>
          <table:table-cell table:number-columns-repeated="4" table:style-name="ce15"/>
          <table:table-cell table:style-name="ce16"/>
          <table:table-cell table:style-name="ce15"/>
          <table:table-cell table:style-name="ce17"/>
          <table:table-cell table:style-name="ce18"/>
          <table:table-cell table:number-columns-repeated="16375"/>
        </table:table-row>
        <table:table-row table:style-name="ro1">
          <table:table-cell office:value-type="float" office:value="5000" table:style-name="ce19">
            <text:p>5000</text:p>
          </table:table-cell>
          <table:table-cell office:value-type="string" table:style-name="ce19">
            <text:p>100x100<text:s text:c="5"/></text:p>
          </table:table-cell>
          <table:table-cell office:value-type="string" table:style-name="ce19">
            <text:p>w<text:s text:c="11"/></text:p>
          </table:table-cell>
          <table:table-cell office:value-type="float" office:value="3.4609380000000001" table:style-name="ce19">
            <text:p>3.460938</text:p>
          </table:table-cell>
          <table:table-cell office:value-type="float" office:value="0.546875" table:style-name="ce19">
            <text:p>0.546875</text:p>
          </table:table-cell>
          <table:table-cell office:value-type="float" office:value="1.152795" table:style-name="ce20">
            <text:p>1.152795</text:p>
          </table:table-cell>
          <table:table-cell office:value-type="float" office:value="1.1719E-2" table:style-name="ce19">
            <text:p>0.011719</text:p>
          </table:table-cell>
          <table:table-cell office:value-type="float" office:value="1.7113879999999999" table:style-name="ce21">
            <text:p>1.711388</text:p>
          </table:table-cell>
          <table:table-cell office:value-type="float" office:value="2.0222989999999998" table:style-name="ce19">
            <text:p>2.022299</text:p>
          </table:table-cell>
          <table:table-cell table:number-columns-repeated="16375"/>
        </table:table-row>
        <table:table-row table:style-name="ro1">
          <table:table-cell office:value-type="float" office:value="5000" table:style-name="ce8">
            <text:p>5000</text:p>
          </table:table-cell>
          <table:table-cell office:value-type="string" table:style-name="ce8">
            <text:p>100x100<text:s text:c="5"/></text:p>
          </table:table-cell>
          <table:table-cell office:value-type="string" table:style-name="ce8">
            <text:p>l<text:s text:c="11"/></text:p>
          </table:table-cell>
          <table:table-cell office:value-type="float" office:value="6.5625" table:style-name="ce8">
            <text:p>6.5625</text:p>
          </table:table-cell>
          <table:table-cell office:value-type="float" office:value="0.54101600000000005" table:style-name="ce8">
            <text:p>0.541016</text:p>
          </table:table-cell>
          <table:table-cell office:value-type="float" office:value="1.279058" table:style-name="ce9">
            <text:p>1.279058</text:p>
          </table:table-cell>
          <table:table-cell office:value-type="float" office:value="1.3672E-2" table:style-name="ce8">
            <text:p>0.013672</text:p>
          </table:table-cell>
          <table:table-cell office:value-type="float" office:value="1.833745" table:style-name="ce10">
            <text:p>1.833745</text:p>
          </table:table-cell>
          <table:table-cell office:value-type="float" office:value="3.5787420000000001" table:style-name="ce8">
            <text:p>3.578742</text:p>
          </table:table-cell>
          <table:table-cell table:number-columns-repeated="16375"/>
        </table:table-row>
        <table:table-row table:style-name="ro1">
          <table:table-cell office:value-type="float" office:value="5000" table:style-name="ce8">
            <text:p>5000</text:p>
          </table:table-cell>
          <table:table-cell office:value-type="string" table:style-name="ce8">
            <text:p>300x300<text:s text:c="5"/></text:p>
          </table:table-cell>
          <table:table-cell office:value-type="string" table:style-name="ce8">
            <text:p>w<text:s text:c="11"/></text:p>
          </table:table-cell>
          <table:table-cell office:value-type="float" office:value="30.115234000000001" table:style-name="ce8">
            <text:p>30.115234</text:p>
          </table:table-cell>
          <table:table-cell office:value-type="float" office:value="0.546875" table:style-name="ce8">
            <text:p>0.546875</text:p>
          </table:table-cell>
          <table:table-cell office:value-type="float" office:value="8.1738400000000002" table:style-name="ce9">
            <text:p>8.17384</text:p>
          </table:table-cell>
          <table:table-cell office:value-type="float" office:value="1.1719E-2" table:style-name="ce8">
            <text:p>0.011719</text:p>
          </table:table-cell>
          <table:table-cell office:value-type="float" office:value="8.7324330000000003" table:style-name="ce10">
            <text:p>8.732433</text:p>
          </table:table-cell>
          <table:table-cell office:value-type="float" office:value="3.4486650000000001" table:style-name="ce8">
            <text:p>3.448665</text:p>
          </table:table-cell>
          <table:table-cell table:number-columns-repeated="16375"/>
        </table:table-row>
        <table:table-row table:style-name="ro1">
          <table:table-cell office:value-type="float" office:value="5000" table:style-name="ce8">
            <text:p>5000</text:p>
          </table:table-cell>
          <table:table-cell office:value-type="string" table:style-name="ce8">
            <text:p>300x300<text:s text:c="5"/></text:p>
          </table:table-cell>
          <table:table-cell office:value-type="string" table:style-name="ce8">
            <text:p>l<text:s text:c="11"/></text:p>
          </table:table-cell>
          <table:table-cell office:value-type="float" office:value="58.333984000000001" table:style-name="ce8">
            <text:p>58.333984</text:p>
          </table:table-cell>
          <table:table-cell office:value-type="float" office:value="0.54492200000000002" table:style-name="ce8">
            <text:p>0.544922</text:p>
          </table:table-cell>
          <table:table-cell office:value-type="float" office:value="9.0317129999999999" table:style-name="ce9">
            <text:p>9.031713</text:p>
          </table:table-cell>
          <table:table-cell office:value-type="float" office:value="2.5391E-2" table:style-name="ce8">
            <text:p>0.025391</text:p>
          </table:table-cell>
          <table:table-cell office:value-type="float" office:value="9.6020249999999994" table:style-name="ce10">
            <text:p>9.602025</text:p>
          </table:table-cell>
          <table:table-cell office:value-type="float" office:value="6.0751749999999998" table:style-name="ce8">
            <text:p>6.075175</text:p>
          </table:table-cell>
          <table:table-cell table:number-columns-repeated="16375"/>
        </table:table-row>
        <table:table-row table:style-name="ro1">
          <table:table-cell office:value-type="float" office:value="5000" table:style-name="ce8">
            <text:p>5000</text:p>
          </table:table-cell>
          <table:table-cell office:value-type="string" table:style-name="ce8">
            <text:p>500x500<text:s text:c="5"/></text:p>
          </table:table-cell>
          <table:table-cell office:value-type="string" table:style-name="ce8">
            <text:p>w<text:s text:c="11"/></text:p>
          </table:table-cell>
          <table:table-cell office:value-type="float" office:value="85.333984000000001" table:style-name="ce8">
            <text:p>85.333984</text:p>
          </table:table-cell>
          <table:table-cell office:value-type="float" office:value="0.546875" table:style-name="ce8">
            <text:p>0.546875</text:p>
          </table:table-cell>
          <table:table-cell office:value-type="float" office:value="22.144251000000001" table:style-name="ce9">
            <text:p>22.144251</text:p>
          </table:table-cell>
          <table:table-cell office:value-type="float" office:value="1.1719E-2" table:style-name="ce8">
            <text:p>0.011719</text:p>
          </table:table-cell>
          <table:table-cell office:value-type="float" office:value="22.702845" table:style-name="ce10">
            <text:p>22.702845</text:p>
          </table:table-cell>
          <table:table-cell office:value-type="float" office:value="3.7587350000000002" table:style-name="ce8">
            <text:p>3.758735</text:p>
          </table:table-cell>
          <table:table-cell table:number-columns-repeated="16375"/>
        </table:table-row>
        <table:table-row table:style-name="ro1">
          <table:table-cell office:value-type="float" office:value="5000" table:style-name="ce8">
            <text:p>5000</text:p>
          </table:table-cell>
          <table:table-cell office:value-type="string" table:style-name="ce8">
            <text:p>500x500<text:s text:c="5"/></text:p>
          </table:table-cell>
          <table:table-cell office:value-type="string" table:style-name="ce8">
            <text:p>l<text:s text:c="11"/></text:p>
          </table:table-cell>
          <table:table-cell office:value-type="float" office:value="162.60351600000001" table:style-name="ce8">
            <text:p>162.603516</text:p>
          </table:table-cell>
          <table:table-cell office:value-type="float" office:value="0.546875" table:style-name="ce8">
            <text:p>0.546875</text:p>
          </table:table-cell>
          <table:table-cell office:value-type="float" office:value="24.482196999999999" table:style-name="ce9">
            <text:p>24.482197</text:p>
          </table:table-cell>
          <table:table-cell office:value-type="float" office:value="2.7344E-2" table:style-name="ce8">
            <text:p>0.027344</text:p>
          </table:table-cell>
          <table:table-cell office:value-type="float" office:value="25.056415999999999" table:style-name="ce10">
            <text:p>25.056416</text:p>
          </table:table-cell>
          <table:table-cell office:value-type="float" office:value="6.4894959999999999" table:style-name="ce8">
            <text:p>6.489496</text:p>
          </table:table-cell>
          <table:table-cell table:number-columns-repeated="16375"/>
        </table:table-row>
        <table:table-row table:style-name="ro1">
          <table:table-cell office:value-type="float" office:value="5000" table:style-name="ce8">
            <text:p>5000</text:p>
          </table:table-cell>
          <table:table-cell office:value-type="string" table:style-name="ce8">
            <text:p>1000x1000<text:s text:c="3"/></text:p>
          </table:table-cell>
          <table:table-cell office:value-type="string" table:style-name="ce8">
            <text:p>w<text:s text:c="11"/></text:p>
          </table:table-cell>
          <table:table-cell office:value-type="float" office:value="336.43164100000001" table:style-name="ce8">
            <text:p>336.431641</text:p>
          </table:table-cell>
          <table:table-cell office:value-type="float" office:value="0.546875" table:style-name="ce8">
            <text:p>0.546875</text:p>
          </table:table-cell>
          <table:table-cell office:value-type="float" office:value="86.330855999999997" table:style-name="ce9">
            <text:p>86.330856</text:p>
          </table:table-cell>
          <table:table-cell office:value-type="float" office:value="1.3672E-2" table:style-name="ce8">
            <text:p>0.013672</text:p>
          </table:table-cell>
          <table:table-cell office:value-type="float" office:value="86.891402999999997" table:style-name="ce10">
            <text:p>86.891403</text:p>
          </table:table-cell>
          <table:table-cell office:value-type="float" office:value="3.8718629999999998" table:style-name="ce8">
            <text:p>3.871863</text:p>
          </table:table-cell>
          <table:table-cell table:number-columns-repeated="16375"/>
        </table:table-row>
        <table:table-row table:style-name="ro1">
          <table:table-cell office:value-type="float" office:value="5000" table:style-name="ce8">
            <text:p>5000</text:p>
          </table:table-cell>
          <table:table-cell office:value-type="string" table:style-name="ce8">
            <text:p>1000x1000<text:s text:c="3"/></text:p>
          </table:table-cell>
          <table:table-cell office:value-type="string" table:style-name="ce8">
            <text:p>l<text:s text:c="11"/></text:p>
          </table:table-cell>
          <table:table-cell office:value-type="float" office:value="646.00976600000001" table:style-name="ce8">
            <text:p>646.009766</text:p>
          </table:table-cell>
          <table:table-cell office:value-type="float" office:value="0.55273399999999995" table:style-name="ce8">
            <text:p>0.552734</text:p>
          </table:table-cell>
          <table:table-cell office:value-type="float" office:value="95.223076000000006" table:style-name="ce9">
            <text:p>95.223076</text:p>
          </table:table-cell>
          <table:table-cell office:value-type="float" office:value="1.1719E-2" table:style-name="ce8">
            <text:p>0.011719</text:p>
          </table:table-cell>
          <table:table-cell office:value-type="float" office:value="95.787529000000006" table:style-name="ce10">
            <text:p>95.787529</text:p>
          </table:table-cell>
          <table:table-cell office:value-type="float" office:value="6.7441950000000004" table:style-name="ce8">
            <text:p>6.744195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9" table:number-rows-spanned="1" table:style-name="ce25">
            <text:p>Blocos 16x16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style-name="ce8">
            <text:p>Número de iterações<text:s text:c="8"/></text:p>
          </table:table-cell>
          <table:table-cell office:value-type="string" table:style-name="ce8">
            <text:p>N1xN2<text:s text:c="7"/></text:p>
          </table:table-cell>
          <table:table-cell office:value-type="string" table:style-name="ce8">
            <text:p>Modo<text:s text:c="8"/></text:p>
          </table:table-cell>
          <table:table-cell office:value-type="string" table:style-name="ce8">
            <text:p>Tempo sequencial<text:s text:c="3"/></text:p>
          </table:table-cell>
          <table:table-cell office:value-type="string" table:style-name="ce8">
            <text:p>Tempo de ida<text:s text:c="3"/></text:p>
          </table:table-cell>
          <table:table-cell office:value-type="string" table:style-name="ce9">
            <text:p>Tempo do kernel</text:p>
          </table:table-cell>
          <table:table-cell office:value-type="string" table:style-name="ce8">
            <text:p>Tempo da volta<text:s/></text:p>
          </table:table-cell>
          <table:table-cell office:value-type="string" table:style-name="ce10">
            <text:p>Tempo paralelo<text:s text:c="3"/></text:p>
          </table:table-cell>
          <table:table-cell office:value-type="string" table:style-name="ce8">
            <text:p>Aceleração<text:s text:c="8"/></text:p>
          </table:table-cell>
          <table:table-cell table:number-columns-repeated="16375"/>
        </table:table-row>
        <table:table-row table:style-name="ro1">
          <table:table-cell office:value-type="float" office:value="100" table:style-name="ce8">
            <text:p>100</text:p>
          </table:table-cell>
          <table:table-cell office:value-type="string" table:style-name="ce8">
            <text:p>100x100<text:s text:c="5"/></text:p>
          </table:table-cell>
          <table:table-cell office:value-type="string" table:style-name="ce8">
            <text:p>w<text:s text:c="11"/></text:p>
          </table:table-cell>
          <table:table-cell office:value-type="float" office:value="6.6406000000000007E-2" table:style-name="ce8">
            <text:p>0.066406</text:p>
          </table:table-cell>
          <table:table-cell office:value-type="float" office:value="0.54882799999999998" table:style-name="ce8">
            <text:p>0.548828</text:p>
          </table:table-cell>
          <table:table-cell office:value-type="float" office:value="2.6214999999999999E-2" table:style-name="ce9">
            <text:p>0.026215</text:p>
          </table:table-cell>
          <table:table-cell office:value-type="float" office:value="1.1719E-2" table:style-name="ce8">
            <text:p>0.011719</text:p>
          </table:table-cell>
          <table:table-cell office:value-type="float" office:value="0.58676200000000001" table:style-name="ce10">
            <text:p>0.586762</text:p>
          </table:table-cell>
          <table:table-cell office:value-type="float" office:value="0.113174" table:style-name="ce8">
            <text:p>0.113174</text:p>
          </table:table-cell>
          <table:table-cell table:number-columns-repeated="16375"/>
        </table:table-row>
        <table:table-row table:style-name="ro1">
          <table:table-cell office:value-type="float" office:value="100" table:style-name="ce8">
            <text:p>100</text:p>
          </table:table-cell>
          <table:table-cell office:value-type="string" table:style-name="ce8">
            <text:p>100x100<text:s text:c="5"/></text:p>
          </table:table-cell>
          <table:table-cell office:value-type="string" table:style-name="ce8">
            <text:p>l<text:s text:c="11"/></text:p>
          </table:table-cell>
          <table:table-cell office:value-type="float" office:value="0.12890599999999999" table:style-name="ce8">
            <text:p>0.128906</text:p>
          </table:table-cell>
          <table:table-cell office:value-type="float" office:value="0.546875" table:style-name="ce8">
            <text:p>0.546875</text:p>
          </table:table-cell>
          <table:table-cell office:value-type="float" office:value="2.8635000000000001E-2" table:style-name="ce9">
            <text:p>0.028635</text:p>
          </table:table-cell>
          <table:table-cell office:value-type="float" office:value="1.1719E-2" table:style-name="ce8">
            <text:p>0.011719</text:p>
          </table:table-cell>
          <table:table-cell office:value-type="float" office:value="0.587229" table:style-name="ce10">
            <text:p>0.587229</text:p>
          </table:table-cell>
          <table:table-cell office:value-type="float" office:value="0.21951599999999999" table:style-name="ce8">
            <text:p>0.219516</text:p>
          </table:table-cell>
          <table:table-cell table:number-columns-repeated="16375"/>
        </table:table-row>
        <table:table-row table:style-name="ro1">
          <table:table-cell office:value-type="float" office:value="100" table:style-name="ce8">
            <text:p>100</text:p>
          </table:table-cell>
          <table:table-cell office:value-type="string" table:style-name="ce8">
            <text:p>300x300<text:s text:c="5"/></text:p>
          </table:table-cell>
          <table:table-cell office:value-type="string" table:style-name="ce8">
            <text:p>w<text:s text:c="11"/></text:p>
          </table:table-cell>
          <table:table-cell office:value-type="float" office:value="0.60351600000000005" table:style-name="ce8">
            <text:p>0.603516</text:p>
          </table:table-cell>
          <table:table-cell office:value-type="float" office:value="0.546875" table:style-name="ce8">
            <text:p>0.546875</text:p>
          </table:table-cell>
          <table:table-cell office:value-type="float" office:value="0.20141999999999999" table:style-name="ce9">
            <text:p>0.20142</text:p>
          </table:table-cell>
          <table:table-cell office:value-type="float" office:value="1.1719E-2" table:style-name="ce8">
            <text:p>0.011719</text:p>
          </table:table-cell>
          <table:table-cell office:value-type="float" office:value="0.76001399999999997" table:style-name="ce10">
            <text:p>0.760014</text:p>
          </table:table-cell>
          <table:table-cell office:value-type="float" office:value="0.79408500000000004" table:style-name="ce8">
            <text:p>0.794085</text:p>
          </table:table-cell>
          <table:table-cell table:number-columns-repeated="16375"/>
        </table:table-row>
        <table:table-row table:style-name="ro1">
          <table:table-cell office:value-type="float" office:value="100" table:style-name="ce8">
            <text:p>100</text:p>
          </table:table-cell>
          <table:table-cell office:value-type="string" table:style-name="ce8">
            <text:p>300x300<text:s text:c="5"/></text:p>
          </table:table-cell>
          <table:table-cell office:value-type="string" table:style-name="ce8">
            <text:p>l<text:s text:c="11"/></text:p>
          </table:table-cell>
          <table:table-cell office:value-type="float" office:value="1.1777340000000001" table:style-name="ce8">
            <text:p>1.177734</text:p>
          </table:table-cell>
          <table:table-cell office:value-type="float" office:value="0.55078099999999997" table:style-name="ce8">
            <text:p>0.550781</text:p>
          </table:table-cell>
          <table:table-cell office:value-type="float" office:value="0.220889" table:style-name="ce9">
            <text:p>0.220889</text:p>
          </table:table-cell>
          <table:table-cell office:value-type="float" office:value="1.1719E-2" table:style-name="ce8">
            <text:p>0.011719</text:p>
          </table:table-cell>
          <table:table-cell office:value-type="float" office:value="0.783389" table:style-name="ce10">
            <text:p>0.783389</text:p>
          </table:table-cell>
          <table:table-cell office:value-type="float" office:value="1.5033829999999999" table:style-name="ce8">
            <text:p>1.503383</text:p>
          </table:table-cell>
          <table:table-cell table:number-columns-repeated="16375"/>
        </table:table-row>
        <table:table-row table:style-name="ro1">
          <table:table-cell office:value-type="float" office:value="100" table:style-name="ce8">
            <text:p>100</text:p>
          </table:table-cell>
          <table:table-cell office:value-type="string" table:style-name="ce8">
            <text:p>500x500<text:s text:c="5"/></text:p>
          </table:table-cell>
          <table:table-cell office:value-type="string" table:style-name="ce8">
            <text:p>w<text:s text:c="11"/></text:p>
          </table:table-cell>
          <table:table-cell office:value-type="float" office:value="1.957031" table:style-name="ce8">
            <text:p>1.957031</text:p>
          </table:table-cell>
          <table:table-cell office:value-type="float" office:value="0.54492200000000002" table:style-name="ce8">
            <text:p>0.544922</text:p>
          </table:table-cell>
          <table:table-cell office:value-type="float" office:value="0.55084999999999995" table:style-name="ce9">
            <text:p>0.55085</text:p>
          </table:table-cell>
          <table:table-cell office:value-type="float" office:value="9.7660000000000004E-3" table:style-name="ce8">
            <text:p>0.009766</text:p>
          </table:table-cell>
          <table:table-cell office:value-type="float" office:value="1.1055379999999999" table:style-name="ce10">
            <text:p>1.105538</text:p>
          </table:table-cell>
          <table:table-cell office:value-type="float" office:value="1.7702070000000001" table:style-name="ce8">
            <text:p>1.770207</text:p>
          </table:table-cell>
          <table:table-cell table:number-columns-repeated="16375"/>
        </table:table-row>
        <table:table-row table:style-name="ro1">
          <table:table-cell office:value-type="float" office:value="100" table:style-name="ce8">
            <text:p>100</text:p>
          </table:table-cell>
          <table:table-cell office:value-type="string" table:style-name="ce8">
            <text:p>500x500<text:s text:c="5"/></text:p>
          </table:table-cell>
          <table:table-cell office:value-type="string" table:style-name="ce8">
            <text:p>l<text:s text:c="11"/></text:p>
          </table:table-cell>
          <table:table-cell office:value-type="float" office:value="3.2265630000000001" table:style-name="ce8">
            <text:p>3.226563</text:p>
          </table:table-cell>
          <table:table-cell office:value-type="float" office:value="0.546875" table:style-name="ce8">
            <text:p>0.546875</text:p>
          </table:table-cell>
          <table:table-cell office:value-type="float" office:value="0.60180299999999998" table:style-name="ce9">
            <text:p>0.601803</text:p>
          </table:table-cell>
          <table:table-cell office:value-type="float" office:value="9.7660000000000004E-3" table:style-name="ce8">
            <text:p>0.009766</text:p>
          </table:table-cell>
          <table:table-cell office:value-type="float" office:value="1.158444" table:style-name="ce10">
            <text:p>1.158444</text:p>
          </table:table-cell>
          <table:table-cell office:value-type="float" office:value="2.785256" table:style-name="ce8">
            <text:p>2.785256</text:p>
          </table:table-cell>
          <table:table-cell table:number-columns-repeated="16375"/>
        </table:table-row>
        <table:table-row table:style-name="ro1">
          <table:table-cell office:value-type="float" office:value="100" table:style-name="ce8">
            <text:p>100</text:p>
          </table:table-cell>
          <table:table-cell office:value-type="string" table:style-name="ce8">
            <text:p>1000x1000<text:s text:c="3"/></text:p>
          </table:table-cell>
          <table:table-cell office:value-type="string" table:style-name="ce8">
            <text:p>w<text:s text:c="11"/></text:p>
          </table:table-cell>
          <table:table-cell office:value-type="float" office:value="6.7773440000000003" table:style-name="ce8">
            <text:p>6.777344</text:p>
          </table:table-cell>
          <table:table-cell office:value-type="float" office:value="0.546875" table:style-name="ce8">
            <text:p>0.546875</text:p>
          </table:table-cell>
          <table:table-cell office:value-type="float" office:value="1.9163019999999999" table:style-name="ce9">
            <text:p>1.916302</text:p>
          </table:table-cell>
          <table:table-cell office:value-type="float" office:value="1.1719E-2" table:style-name="ce8">
            <text:p>0.011719</text:p>
          </table:table-cell>
          <table:table-cell office:value-type="float" office:value="2.4748960000000002" table:style-name="ce10">
            <text:p>2.474896</text:p>
          </table:table-cell>
          <table:table-cell office:value-type="float" office:value="2.7384360000000001" table:style-name="ce8">
            <text:p>2.738436</text:p>
          </table:table-cell>
          <table:table-cell table:number-columns-repeated="16375"/>
        </table:table-row>
        <table:table-row table:style-name="ro1">
          <table:table-cell office:value-type="float" office:value="100" table:style-name="ce11">
            <text:p>100</text:p>
          </table:table-cell>
          <table:table-cell office:value-type="string" table:style-name="ce11">
            <text:p>1000x1000<text:s text:c="3"/></text:p>
          </table:table-cell>
          <table:table-cell office:value-type="string" table:style-name="ce11">
            <text:p>l<text:s text:c="11"/></text:p>
          </table:table-cell>
          <table:table-cell office:value-type="float" office:value="13.929688000000001" table:style-name="ce11">
            <text:p>13.929688</text:p>
          </table:table-cell>
          <table:table-cell office:value-type="float" office:value="0.546875" table:style-name="ce11">
            <text:p>0.546875</text:p>
          </table:table-cell>
          <table:table-cell office:value-type="float" office:value="2.083961" table:style-name="ce12">
            <text:p>2.083961</text:p>
          </table:table-cell>
          <table:table-cell office:value-type="float" office:value="1.1719E-2" table:style-name="ce11">
            <text:p>0.011719</text:p>
          </table:table-cell>
          <table:table-cell office:value-type="float" office:value="2.6425550000000002" table:style-name="ce13">
            <text:p>2.642555</text:p>
          </table:table-cell>
          <table:table-cell office:value-type="float" office:value="5.2712950000000003" table:style-name="ce11">
            <text:p>5.271295</text:p>
          </table:table-cell>
          <table:table-cell table:number-columns-repeated="16375"/>
        </table:table-row>
        <table:table-row table:style-name="ro1">
          <table:table-cell table:style-name="ce14"/>
          <table:table-cell table:number-columns-repeated="7" table:style-name="ce15"/>
          <table:table-cell table:style-name="ce18"/>
          <table:table-cell table:number-columns-repeated="16375"/>
        </table:table-row>
        <table:table-row table:style-name="ro1">
          <table:table-cell office:value-type="float" office:value="500" table:style-name="ce19">
            <text:p>500</text:p>
          </table:table-cell>
          <table:table-cell office:value-type="string" table:style-name="ce19">
            <text:p>100x100<text:s text:c="5"/></text:p>
          </table:table-cell>
          <table:table-cell office:value-type="string" table:style-name="ce19">
            <text:p>w<text:s text:c="11"/></text:p>
          </table:table-cell>
          <table:table-cell office:value-type="float" office:value="0.37695299999999998" table:style-name="ce19">
            <text:p>0.376953</text:p>
          </table:table-cell>
          <table:table-cell office:value-type="float" office:value="0.54492200000000002" table:style-name="ce19">
            <text:p>0.544922</text:p>
          </table:table-cell>
          <table:table-cell office:value-type="float" office:value="0.131021" table:style-name="ce20">
            <text:p>0.131021</text:p>
          </table:table-cell>
          <table:table-cell office:value-type="float" office:value="1.1719E-2" table:style-name="ce19">
            <text:p>0.011719</text:p>
          </table:table-cell>
          <table:table-cell office:value-type="float" office:value="0.687662" table:style-name="ce21">
            <text:p>0.687662</text:p>
          </table:table-cell>
          <table:table-cell office:value-type="float" office:value="0.54816600000000004" table:style-name="ce19">
            <text:p>0.548166</text:p>
          </table:table-cell>
          <table:table-cell table:number-columns-repeated="16375"/>
        </table:table-row>
        <table:table-row table:style-name="ro1">
          <table:table-cell office:value-type="float" office:value="500" table:style-name="ce8">
            <text:p>500</text:p>
          </table:table-cell>
          <table:table-cell office:value-type="string" table:style-name="ce8">
            <text:p>100x100<text:s text:c="5"/></text:p>
          </table:table-cell>
          <table:table-cell office:value-type="string" table:style-name="ce8">
            <text:p>l<text:s text:c="11"/></text:p>
          </table:table-cell>
          <table:table-cell office:value-type="float" office:value="0.69726600000000005" table:style-name="ce8">
            <text:p>0.697266</text:p>
          </table:table-cell>
          <table:table-cell office:value-type="float" office:value="0.546875" table:style-name="ce8">
            <text:p>0.546875</text:p>
          </table:table-cell>
          <table:table-cell office:value-type="float" office:value="0.14315900000000001" table:style-name="ce9">
            <text:p>0.143159</text:p>
          </table:table-cell>
          <table:table-cell office:value-type="float" office:value="1.1719E-2" table:style-name="ce8">
            <text:p>0.011719</text:p>
          </table:table-cell>
          <table:table-cell office:value-type="float" office:value="0.70175299999999996" table:style-name="ce10">
            <text:p>0.701753</text:p>
          </table:table-cell>
          <table:table-cell office:value-type="float" office:value="0.99360599999999999" table:style-name="ce8">
            <text:p>0.993606</text:p>
          </table:table-cell>
          <table:table-cell table:number-columns-repeated="16375"/>
        </table:table-row>
        <table:table-row table:style-name="ro1">
          <table:table-cell office:value-type="float" office:value="500" table:style-name="ce8">
            <text:p>500</text:p>
          </table:table-cell>
          <table:table-cell office:value-type="string" table:style-name="ce8">
            <text:p>300x300<text:s text:c="5"/></text:p>
          </table:table-cell>
          <table:table-cell office:value-type="string" table:style-name="ce8">
            <text:p>w<text:s text:c="11"/></text:p>
          </table:table-cell>
          <table:table-cell office:value-type="float" office:value="3.0839840000000001" table:style-name="ce8">
            <text:p>3.083984</text:p>
          </table:table-cell>
          <table:table-cell office:value-type="float" office:value="0.54492200000000002" table:style-name="ce8">
            <text:p>0.544922</text:p>
          </table:table-cell>
          <table:table-cell office:value-type="float" office:value="0.95199100000000003" table:style-name="ce9">
            <text:p>0.951991</text:p>
          </table:table-cell>
          <table:table-cell office:value-type="float" office:value="9.7660000000000004E-3" table:style-name="ce8">
            <text:p>0.009766</text:p>
          </table:table-cell>
          <table:table-cell office:value-type="float" office:value="1.5066790000000001" table:style-name="ce10">
            <text:p>1.506679</text:p>
          </table:table-cell>
          <table:table-cell office:value-type="float" office:value="2.046875" table:style-name="ce8">
            <text:p>2.046875</text:p>
          </table:table-cell>
          <table:table-cell table:number-columns-repeated="16375"/>
        </table:table-row>
        <table:table-row table:style-name="ro1">
          <table:table-cell office:value-type="float" office:value="500" table:style-name="ce8">
            <text:p>500</text:p>
          </table:table-cell>
          <table:table-cell office:value-type="string" table:style-name="ce8">
            <text:p>300x300<text:s text:c="5"/></text:p>
          </table:table-cell>
          <table:table-cell office:value-type="string" table:style-name="ce8">
            <text:p>l<text:s text:c="11"/></text:p>
          </table:table-cell>
          <table:table-cell office:value-type="float" office:value="5.96875" table:style-name="ce8">
            <text:p>5.96875</text:p>
          </table:table-cell>
          <table:table-cell office:value-type="float" office:value="0.55273399999999995" table:style-name="ce8">
            <text:p>0.552734</text:p>
          </table:table-cell>
          <table:table-cell office:value-type="float" office:value="1.031207" table:style-name="ce9">
            <text:p>1.031207</text:p>
          </table:table-cell>
          <table:table-cell office:value-type="float" office:value="1.1719E-2" table:style-name="ce8">
            <text:p>0.011719</text:p>
          </table:table-cell>
          <table:table-cell office:value-type="float" office:value="1.5956600000000001" table:style-name="ce10">
            <text:p>1.59566</text:p>
          </table:table-cell>
          <table:table-cell office:value-type="float" office:value="3.740615" table:style-name="ce8">
            <text:p>3.740615</text:p>
          </table:table-cell>
          <table:table-cell table:number-columns-repeated="16375"/>
        </table:table-row>
        <table:table-row table:style-name="ro1">
          <table:table-cell office:value-type="float" office:value="500" table:style-name="ce8">
            <text:p>500</text:p>
          </table:table-cell>
          <table:table-cell office:value-type="string" table:style-name="ce8">
            <text:p>500x500<text:s text:c="5"/></text:p>
          </table:table-cell>
          <table:table-cell office:value-type="string" table:style-name="ce8">
            <text:p>w<text:s text:c="11"/></text:p>
          </table:table-cell>
          <table:table-cell office:value-type="float" office:value="8.4882810000000006" table:style-name="ce8">
            <text:p>8.488281</text:p>
          </table:table-cell>
          <table:table-cell office:value-type="float" office:value="0.546875" table:style-name="ce8">
            <text:p>0.546875</text:p>
          </table:table-cell>
          <table:table-cell office:value-type="float" office:value="2.393967" table:style-name="ce9">
            <text:p>2.393967</text:p>
          </table:table-cell>
          <table:table-cell office:value-type="float" office:value="1.3672E-2" table:style-name="ce8">
            <text:p>0.013672</text:p>
          </table:table-cell>
          <table:table-cell office:value-type="float" office:value="2.9545140000000001" table:style-name="ce10">
            <text:p>2.954514</text:p>
          </table:table-cell>
          <table:table-cell office:value-type="float" office:value="2.8729870000000002" table:style-name="ce8">
            <text:p>2.872987</text:p>
          </table:table-cell>
          <table:table-cell table:number-columns-repeated="16375"/>
        </table:table-row>
        <table:table-row table:style-name="ro1">
          <table:table-cell office:value-type="float" office:value="500" table:style-name="ce8">
            <text:p>500</text:p>
          </table:table-cell>
          <table:table-cell office:value-type="string" table:style-name="ce8">
            <text:p>500x500<text:s text:c="5"/></text:p>
          </table:table-cell>
          <table:table-cell office:value-type="string" table:style-name="ce8">
            <text:p>l<text:s text:c="11"/></text:p>
          </table:table-cell>
          <table:table-cell office:value-type="float" office:value="16.259765999999999" table:style-name="ce8">
            <text:p>16.259766</text:p>
          </table:table-cell>
          <table:table-cell office:value-type="float" office:value="0.54492200000000002" table:style-name="ce8">
            <text:p>0.544922</text:p>
          </table:table-cell>
          <table:table-cell office:value-type="float" office:value="2.6128969999999998" table:style-name="ce9">
            <text:p>2.612897</text:p>
          </table:table-cell>
          <table:table-cell office:value-type="float" office:value="1.3672E-2" table:style-name="ce8">
            <text:p>0.013672</text:p>
          </table:table-cell>
          <table:table-cell office:value-type="float" office:value="3.1714899999999999" table:style-name="ce10">
            <text:p>3.17149</text:p>
          </table:table-cell>
          <table:table-cell office:value-type="float" office:value="5.1268539999999998" table:style-name="ce8">
            <text:p>5.126854</text:p>
          </table:table-cell>
          <table:table-cell table:number-columns-repeated="16375"/>
        </table:table-row>
        <table:table-row table:style-name="ro1">
          <table:table-cell office:value-type="float" office:value="500" table:style-name="ce8">
            <text:p>500</text:p>
          </table:table-cell>
          <table:table-cell office:value-type="string" table:style-name="ce8">
            <text:p>1000x1000<text:s text:c="3"/></text:p>
          </table:table-cell>
          <table:table-cell office:value-type="string" table:style-name="ce8">
            <text:p>w<text:s text:c="11"/></text:p>
          </table:table-cell>
          <table:table-cell office:value-type="float" office:value="33.587890999999999" table:style-name="ce8">
            <text:p>33.587891</text:p>
          </table:table-cell>
          <table:table-cell office:value-type="float" office:value="0.54882799999999998" table:style-name="ce8">
            <text:p>0.548828</text:p>
          </table:table-cell>
          <table:table-cell office:value-type="float" office:value="8.8622239999999994" table:style-name="ce9">
            <text:p>8.862224</text:p>
          </table:table-cell>
          <table:table-cell office:value-type="float" office:value="1.1719E-2" table:style-name="ce8">
            <text:p>0.011719</text:p>
          </table:table-cell>
          <table:table-cell office:value-type="float" office:value="9.4227709999999991" table:style-name="ce10">
            <text:p>9.422771</text:p>
          </table:table-cell>
          <table:table-cell office:value-type="float" office:value="3.5645449999999999" table:style-name="ce8">
            <text:p>3.564545</text:p>
          </table:table-cell>
          <table:table-cell table:number-columns-repeated="16375"/>
        </table:table-row>
        <table:table-row table:style-name="ro1">
          <table:table-cell office:value-type="float" office:value="500" table:style-name="ce11">
            <text:p>500</text:p>
          </table:table-cell>
          <table:table-cell office:value-type="string" table:style-name="ce11">
            <text:p>1000x1000<text:s text:c="3"/></text:p>
          </table:table-cell>
          <table:table-cell office:value-type="string" table:style-name="ce11">
            <text:p>l<text:s text:c="11"/></text:p>
          </table:table-cell>
          <table:table-cell office:value-type="float" office:value="64.978515999999999" table:style-name="ce11">
            <text:p>64.978516</text:p>
          </table:table-cell>
          <table:table-cell office:value-type="float" office:value="0.54882799999999998" table:style-name="ce11">
            <text:p>0.548828</text:p>
          </table:table-cell>
          <table:table-cell office:value-type="float" office:value="9.6987170000000003" table:style-name="ce12">
            <text:p>9.698717</text:p>
          </table:table-cell>
          <table:table-cell office:value-type="float" office:value="1.5625E-2" table:style-name="ce11">
            <text:p>0.015625</text:p>
          </table:table-cell>
          <table:table-cell office:value-type="float" office:value="10.263170000000001" table:style-name="ce13">
            <text:p>10.26317</text:p>
          </table:table-cell>
          <table:table-cell office:value-type="float" office:value="6.3312330000000001" table:style-name="ce11">
            <text:p>6.331233</text:p>
          </table:table-cell>
          <table:table-cell table:number-columns-repeated="16375"/>
        </table:table-row>
        <table:table-row table:style-name="ro1">
          <table:table-cell table:style-name="ce14"/>
          <table:table-cell table:number-columns-repeated="7" table:style-name="ce15"/>
          <table:table-cell table:style-name="ce18"/>
          <table:table-cell table:number-columns-repeated="16375"/>
        </table:table-row>
        <table:table-row table:style-name="ro1">
          <table:table-cell office:value-type="float" office:value="1000" table:style-name="ce19">
            <text:p>1000</text:p>
          </table:table-cell>
          <table:table-cell office:value-type="string" table:style-name="ce19">
            <text:p>100x100<text:s text:c="5"/></text:p>
          </table:table-cell>
          <table:table-cell office:value-type="string" table:style-name="ce19">
            <text:p>w<text:s text:c="11"/></text:p>
          </table:table-cell>
          <table:table-cell office:value-type="float" office:value="0.72460899999999995" table:style-name="ce19">
            <text:p>0.724609</text:p>
          </table:table-cell>
          <table:table-cell office:value-type="float" office:value="0.546875" table:style-name="ce19">
            <text:p>0.546875</text:p>
          </table:table-cell>
          <table:table-cell office:value-type="float" office:value="0.26203199999999999" table:style-name="ce20">
            <text:p>0.262032</text:p>
          </table:table-cell>
          <table:table-cell office:value-type="float" office:value="1.1719E-2" table:style-name="ce19">
            <text:p>0.011719</text:p>
          </table:table-cell>
          <table:table-cell office:value-type="float" office:value="0.82062500000000005" table:style-name="ce21">
            <text:p>0.820625</text:p>
          </table:table-cell>
          <table:table-cell office:value-type="float" office:value="0.882996" table:style-name="ce19">
            <text:p>0.882996</text:p>
          </table:table-cell>
          <table:table-cell table:number-columns-repeated="16375"/>
        </table:table-row>
        <table:table-row table:style-name="ro1">
          <table:table-cell office:value-type="float" office:value="1000" table:style-name="ce8">
            <text:p>1000</text:p>
          </table:table-cell>
          <table:table-cell office:value-type="string" table:style-name="ce8">
            <text:p>100x100<text:s text:c="5"/></text:p>
          </table:table-cell>
          <table:table-cell office:value-type="string" table:style-name="ce8">
            <text:p>l<text:s text:c="11"/></text:p>
          </table:table-cell>
          <table:table-cell office:value-type="float" office:value="1.3574219999999999" table:style-name="ce8">
            <text:p>1.357422</text:p>
          </table:table-cell>
          <table:table-cell office:value-type="float" office:value="0.546875" table:style-name="ce8">
            <text:p>0.546875</text:p>
          </table:table-cell>
          <table:table-cell office:value-type="float" office:value="0.28630899999999998" table:style-name="ce9">
            <text:p>0.286309</text:p>
          </table:table-cell>
          <table:table-cell office:value-type="float" office:value="1.1719E-2" table:style-name="ce8">
            <text:p>0.011719</text:p>
          </table:table-cell>
          <table:table-cell office:value-type="float" office:value="0.84490299999999996" table:style-name="ce10">
            <text:p>0.844903</text:p>
          </table:table-cell>
          <table:table-cell office:value-type="float" office:value="1.6066009999999999" table:style-name="ce8">
            <text:p>1.606601</text:p>
          </table:table-cell>
          <table:table-cell table:number-columns-repeated="16375"/>
        </table:table-row>
        <table:table-row table:style-name="ro1">
          <table:table-cell office:value-type="float" office:value="1000" table:style-name="ce8">
            <text:p>1000</text:p>
          </table:table-cell>
          <table:table-cell office:value-type="string" table:style-name="ce8">
            <text:p>300x300<text:s text:c="5"/></text:p>
          </table:table-cell>
          <table:table-cell office:value-type="string" table:style-name="ce8">
            <text:p>w<text:s text:c="11"/></text:p>
          </table:table-cell>
          <table:table-cell office:value-type="float" office:value="6.1503909999999999" table:style-name="ce8">
            <text:p>6.150391</text:p>
          </table:table-cell>
          <table:table-cell office:value-type="float" office:value="0.546875" table:style-name="ce8">
            <text:p>0.546875</text:p>
          </table:table-cell>
          <table:table-cell office:value-type="float" office:value="1.7637510000000001" table:style-name="ce9">
            <text:p>1.763751</text:p>
          </table:table-cell>
          <table:table-cell office:value-type="float" office:value="9.7660000000000004E-3" table:style-name="ce8">
            <text:p>0.009766</text:p>
          </table:table-cell>
          <table:table-cell office:value-type="float" office:value="2.320392" table:style-name="ce10">
            <text:p>2.320392</text:p>
          </table:table-cell>
          <table:table-cell office:value-type="float" office:value="2.6505830000000001" table:style-name="ce8">
            <text:p>2.650583</text:p>
          </table:table-cell>
          <table:table-cell table:number-columns-repeated="16375"/>
        </table:table-row>
        <table:table-row table:style-name="ro1">
          <table:table-cell office:value-type="float" office:value="1000" table:style-name="ce8">
            <text:p>1000</text:p>
          </table:table-cell>
          <table:table-cell office:value-type="string" table:style-name="ce8">
            <text:p>300x300<text:s text:c="5"/></text:p>
          </table:table-cell>
          <table:table-cell office:value-type="string" table:style-name="ce8">
            <text:p>l<text:s text:c="11"/></text:p>
          </table:table-cell>
          <table:table-cell office:value-type="float" office:value="11.722656000000001" table:style-name="ce8">
            <text:p>11.722656</text:p>
          </table:table-cell>
          <table:table-cell office:value-type="float" office:value="0.54492200000000002" table:style-name="ce8">
            <text:p>0.544922</text:p>
          </table:table-cell>
          <table:table-cell office:value-type="float" office:value="1.91709" table:style-name="ce9">
            <text:p>1.91709</text:p>
          </table:table-cell>
          <table:table-cell office:value-type="float" office:value="1.3672E-2" table:style-name="ce8">
            <text:p>0.013672</text:p>
          </table:table-cell>
          <table:table-cell office:value-type="float" office:value="2.4756840000000002" table:style-name="ce10">
            <text:p>2.475684</text:p>
          </table:table-cell>
          <table:table-cell office:value-type="float" office:value="4.7351179999999999" table:style-name="ce8">
            <text:p>4.735118</text:p>
          </table:table-cell>
          <table:table-cell table:number-columns-repeated="16375"/>
        </table:table-row>
        <table:table-row table:style-name="ro1">
          <table:table-cell office:value-type="float" office:value="1000" table:style-name="ce8">
            <text:p>1000</text:p>
          </table:table-cell>
          <table:table-cell office:value-type="string" table:style-name="ce8">
            <text:p>500x500<text:s text:c="5"/></text:p>
          </table:table-cell>
          <table:table-cell office:value-type="string" table:style-name="ce8">
            <text:p>w<text:s text:c="11"/></text:p>
          </table:table-cell>
          <table:table-cell office:value-type="float" office:value="16.736328" table:style-name="ce8">
            <text:p>16.736328</text:p>
          </table:table-cell>
          <table:table-cell office:value-type="float" office:value="0.54492200000000002" table:style-name="ce8">
            <text:p>0.544922</text:p>
          </table:table-cell>
          <table:table-cell office:value-type="float" office:value="4.608187" table:style-name="ce9">
            <text:p>4.608187</text:p>
          </table:table-cell>
          <table:table-cell office:value-type="float" office:value="1.3672E-2" table:style-name="ce8">
            <text:p>0.013672</text:p>
          </table:table-cell>
          <table:table-cell office:value-type="float" office:value="5.1667800000000002" table:style-name="ce10">
            <text:p>5.16678</text:p>
          </table:table-cell>
          <table:table-cell office:value-type="float" office:value="3.2392180000000002" table:style-name="ce8">
            <text:p>3.239218</text:p>
          </table:table-cell>
          <table:table-cell table:number-columns-repeated="16375"/>
        </table:table-row>
        <table:table-row table:style-name="ro1">
          <table:table-cell office:value-type="float" office:value="1000" table:style-name="ce8">
            <text:p>1000</text:p>
          </table:table-cell>
          <table:table-cell office:value-type="string" table:style-name="ce8">
            <text:p>500x500<text:s text:c="5"/></text:p>
          </table:table-cell>
          <table:table-cell office:value-type="string" table:style-name="ce8">
            <text:p>l<text:s text:c="11"/></text:p>
          </table:table-cell>
          <table:table-cell office:value-type="float" office:value="32.488281000000001" table:style-name="ce8">
            <text:p>32.488281</text:p>
          </table:table-cell>
          <table:table-cell office:value-type="float" office:value="0.54492200000000002" table:style-name="ce8">
            <text:p>0.544922</text:p>
          </table:table-cell>
          <table:table-cell office:value-type="float" office:value="5.0437810000000001" table:style-name="ce9">
            <text:p>5.043781</text:p>
          </table:table-cell>
          <table:table-cell office:value-type="float" office:value="1.5625E-2" table:style-name="ce8">
            <text:p>0.015625</text:p>
          </table:table-cell>
          <table:table-cell office:value-type="float" office:value="5.6043279999999998" table:style-name="ce10">
            <text:p>5.604328</text:p>
          </table:table-cell>
          <table:table-cell office:value-type="float" office:value="5.7969980000000003" table:style-name="ce8">
            <text:p>5.796998</text:p>
          </table:table-cell>
          <table:table-cell table:number-columns-repeated="16375"/>
        </table:table-row>
        <table:table-row table:style-name="ro1">
          <table:table-cell office:value-type="float" office:value="1000" table:style-name="ce8">
            <text:p>1000</text:p>
          </table:table-cell>
          <table:table-cell office:value-type="string" table:style-name="ce8">
            <text:p>1000x1000<text:s text:c="3"/></text:p>
          </table:table-cell>
          <table:table-cell office:value-type="string" table:style-name="ce8">
            <text:p>w<text:s text:c="11"/></text:p>
          </table:table-cell>
          <table:table-cell office:value-type="float" office:value="67.072265999999999" table:style-name="ce8">
            <text:p>67.072266</text:p>
          </table:table-cell>
          <table:table-cell office:value-type="float" office:value="0.55273399999999995" table:style-name="ce8">
            <text:p>0.552734</text:p>
          </table:table-cell>
          <table:table-cell office:value-type="float" office:value="17.544874" table:style-name="ce9">
            <text:p>17.544874</text:p>
          </table:table-cell>
          <table:table-cell office:value-type="float" office:value="1.7578E-2" table:style-name="ce8">
            <text:p>0.017578</text:p>
          </table:table-cell>
          <table:table-cell office:value-type="float" office:value="18.115186999999999" table:style-name="ce10">
            <text:p>18.115187</text:p>
          </table:table-cell>
          <table:table-cell office:value-type="float" office:value="3.7025429999999999" table:style-name="ce8">
            <text:p>3.702543</text:p>
          </table:table-cell>
          <table:table-cell table:number-columns-repeated="16375"/>
        </table:table-row>
        <table:table-row table:style-name="ro1">
          <table:table-cell office:value-type="float" office:value="1000" table:style-name="ce11">
            <text:p>1000</text:p>
          </table:table-cell>
          <table:table-cell office:value-type="string" table:style-name="ce11">
            <text:p>1000x1000<text:s text:c="3"/></text:p>
          </table:table-cell>
          <table:table-cell office:value-type="string" table:style-name="ce11">
            <text:p>l<text:s text:c="11"/></text:p>
          </table:table-cell>
          <table:table-cell office:value-type="float" office:value="128.39648399999999" table:style-name="ce11">
            <text:p>128.396484</text:p>
          </table:table-cell>
          <table:table-cell office:value-type="float" office:value="0.546875" table:style-name="ce11">
            <text:p>0.546875</text:p>
          </table:table-cell>
          <table:table-cell office:value-type="float" office:value="19.217236" table:style-name="ce12">
            <text:p>19.217236</text:p>
          </table:table-cell>
          <table:table-cell office:value-type="float" office:value="1.3672E-2" table:style-name="ce11">
            <text:p>0.013672</text:p>
          </table:table-cell>
          <table:table-cell office:value-type="float" office:value="19.777781999999998" table:style-name="ce13">
            <text:p>19.777782</text:p>
          </table:table-cell>
          <table:table-cell office:value-type="float" office:value="6.4919560000000001" table:style-name="ce11">
            <text:p>6.491956</text:p>
          </table:table-cell>
          <table:table-cell table:number-columns-repeated="16375"/>
        </table:table-row>
        <table:table-row table:style-name="ro1">
          <table:table-cell table:style-name="ce22"/>
          <table:table-cell table:number-columns-repeated="7" table:style-name="ce23"/>
          <table:table-cell table:style-name="ce24"/>
          <table:table-cell table:number-columns-repeated="16375"/>
        </table:table-row>
        <table:table-row table:style-name="ro1">
          <table:table-cell office:value-type="float" office:value="5000" table:style-name="ce19">
            <text:p>5000</text:p>
          </table:table-cell>
          <table:table-cell office:value-type="string" table:style-name="ce19">
            <text:p>100x100<text:s text:c="5"/></text:p>
          </table:table-cell>
          <table:table-cell office:value-type="string" table:style-name="ce19">
            <text:p>w<text:s text:c="11"/></text:p>
          </table:table-cell>
          <table:table-cell office:value-type="float" office:value="3.4589840000000001" table:style-name="ce19">
            <text:p>3.458984</text:p>
          </table:table-cell>
          <table:table-cell office:value-type="float" office:value="0.54492200000000002" table:style-name="ce19">
            <text:p>0.544922</text:p>
          </table:table-cell>
          <table:table-cell office:value-type="float" office:value="1.2013849999999999" table:style-name="ce20">
            <text:p>1.201385</text:p>
          </table:table-cell>
          <table:table-cell office:value-type="float" office:value="1.3672E-2" table:style-name="ce19">
            <text:p>0.013672</text:p>
          </table:table-cell>
          <table:table-cell office:value-type="float" office:value="1.759979" table:style-name="ce21">
            <text:p>1.759979</text:p>
          </table:table-cell>
          <table:table-cell office:value-type="float" office:value="1.965355" table:style-name="ce19">
            <text:p>1.965355</text:p>
          </table:table-cell>
          <table:table-cell table:number-columns-repeated="16375"/>
        </table:table-row>
        <table:table-row table:style-name="ro1">
          <table:table-cell office:value-type="float" office:value="5000" table:style-name="ce8">
            <text:p>5000</text:p>
          </table:table-cell>
          <table:table-cell office:value-type="string" table:style-name="ce8">
            <text:p>100x100<text:s text:c="5"/></text:p>
          </table:table-cell>
          <table:table-cell office:value-type="string" table:style-name="ce8">
            <text:p>l<text:s text:c="11"/></text:p>
          </table:table-cell>
          <table:table-cell office:value-type="float" office:value="6.4863280000000003" table:style-name="ce8">
            <text:p>6.486328</text:p>
          </table:table-cell>
          <table:table-cell office:value-type="float" office:value="0.54296900000000003" table:style-name="ce8">
            <text:p>0.542969</text:p>
          </table:table-cell>
          <table:table-cell office:value-type="float" office:value="1.300494" table:style-name="ce9">
            <text:p>1.300494</text:p>
          </table:table-cell>
          <table:table-cell office:value-type="float" office:value="1.5625E-2" table:style-name="ce8">
            <text:p>0.015625</text:p>
          </table:table-cell>
          <table:table-cell office:value-type="float" office:value="1.8590880000000001" table:style-name="ce10">
            <text:p>1.859088</text:p>
          </table:table-cell>
          <table:table-cell office:value-type="float" office:value="3.4889839999999999" table:style-name="ce8">
            <text:p>3.488984</text:p>
          </table:table-cell>
          <table:table-cell table:number-columns-repeated="16375"/>
        </table:table-row>
        <table:table-row table:style-name="ro1">
          <table:table-cell office:value-type="float" office:value="5000" table:style-name="ce8">
            <text:p>5000</text:p>
          </table:table-cell>
          <table:table-cell office:value-type="string" table:style-name="ce8">
            <text:p>300x300<text:s text:c="5"/></text:p>
          </table:table-cell>
          <table:table-cell office:value-type="string" table:style-name="ce8">
            <text:p>w<text:s text:c="11"/></text:p>
          </table:table-cell>
          <table:table-cell office:value-type="float" office:value="31.851562999999999" table:style-name="ce8">
            <text:p>31.851563</text:p>
          </table:table-cell>
          <table:table-cell office:value-type="float" office:value="0.54882799999999998" table:style-name="ce8">
            <text:p>0.548828</text:p>
          </table:table-cell>
          <table:table-cell office:value-type="float" office:value="8.1002539999999996" table:style-name="ce9">
            <text:p>8.100254</text:p>
          </table:table-cell>
          <table:table-cell office:value-type="float" office:value="2.5391E-2" table:style-name="ce8">
            <text:p>0.025391</text:p>
          </table:table-cell>
          <table:table-cell office:value-type="float" office:value="8.6744730000000008" table:style-name="ce10">
            <text:p>8.674473</text:p>
          </table:table-cell>
          <table:table-cell office:value-type="float" office:value="3.6718730000000002" table:style-name="ce8">
            <text:p>3.671873</text:p>
          </table:table-cell>
          <table:table-cell table:number-columns-repeated="16375"/>
        </table:table-row>
        <table:table-row table:style-name="ro1">
          <table:table-cell office:value-type="float" office:value="5000" table:style-name="ce8">
            <text:p>5000</text:p>
          </table:table-cell>
          <table:table-cell office:value-type="string" table:style-name="ce8">
            <text:p>300x300<text:s text:c="5"/></text:p>
          </table:table-cell>
          <table:table-cell office:value-type="string" table:style-name="ce8">
            <text:p>l<text:s text:c="11"/></text:p>
          </table:table-cell>
          <table:table-cell office:value-type="float" office:value="58.462890999999999" table:style-name="ce8">
            <text:p>58.462891</text:p>
          </table:table-cell>
          <table:table-cell office:value-type="float" office:value="0.546875" table:style-name="ce8">
            <text:p>0.546875</text:p>
          </table:table-cell>
          <table:table-cell office:value-type="float" office:value="8.8603389999999997" table:style-name="ce9">
            <text:p>8.860339</text:p>
          </table:table-cell>
          <table:table-cell office:value-type="float" office:value="2.1484E-2" table:style-name="ce8">
            <text:p>0.021484</text:p>
          </table:table-cell>
          <table:table-cell office:value-type="float" office:value="9.4286989999999999" table:style-name="ce10">
            <text:p>9.428699</text:p>
          </table:table-cell>
          <table:table-cell office:value-type="float" office:value="6.200526" table:style-name="ce8">
            <text:p>6.200526</text:p>
          </table:table-cell>
          <table:table-cell table:number-columns-repeated="16375"/>
        </table:table-row>
        <table:table-row table:style-name="ro1">
          <table:table-cell office:value-type="float" office:value="5000" table:style-name="ce8">
            <text:p>5000</text:p>
          </table:table-cell>
          <table:table-cell office:value-type="string" table:style-name="ce8">
            <text:p>500x500<text:s text:c="5"/></text:p>
          </table:table-cell>
          <table:table-cell office:value-type="string" table:style-name="ce8">
            <text:p>w<text:s text:c="11"/></text:p>
          </table:table-cell>
          <table:table-cell office:value-type="float" office:value="83.878906000000001" table:style-name="ce8">
            <text:p>83.878906</text:p>
          </table:table-cell>
          <table:table-cell office:value-type="float" office:value="0.54882799999999998" table:style-name="ce8">
            <text:p>0.548828</text:p>
          </table:table-cell>
          <table:table-cell office:value-type="float" office:value="22.318529000000002" table:style-name="ce9">
            <text:p>22.318529</text:p>
          </table:table-cell>
          <table:table-cell office:value-type="float" office:value="1.9531E-2" table:style-name="ce8">
            <text:p>0.019531</text:p>
          </table:table-cell>
          <table:table-cell office:value-type="float" office:value="22.886889" table:style-name="ce10">
            <text:p>22.886889</text:p>
          </table:table-cell>
          <table:table-cell office:value-type="float" office:value="3.664933" table:style-name="ce8">
            <text:p>3.664933</text:p>
          </table:table-cell>
          <table:table-cell table:number-columns-repeated="16375"/>
        </table:table-row>
        <table:table-row table:style-name="ro1">
          <table:table-cell office:value-type="float" office:value="5000" table:style-name="ce8">
            <text:p>5000</text:p>
          </table:table-cell>
          <table:table-cell office:value-type="string" table:style-name="ce8">
            <text:p>500x500<text:s text:c="5"/></text:p>
          </table:table-cell>
          <table:table-cell office:value-type="string" table:style-name="ce8">
            <text:p>l<text:s text:c="11"/></text:p>
          </table:table-cell>
          <table:table-cell office:value-type="float" office:value="161.523438" table:style-name="ce8">
            <text:p>161.523438</text:p>
          </table:table-cell>
          <table:table-cell office:value-type="float" office:value="0.546875" table:style-name="ce8">
            <text:p>0.546875</text:p>
          </table:table-cell>
          <table:table-cell office:value-type="float" office:value="24.492084999999999" table:style-name="ce9">
            <text:p>24.492085</text:p>
          </table:table-cell>
          <table:table-cell office:value-type="float" office:value="1.5625E-2" table:style-name="ce8">
            <text:p>0.015625</text:p>
          </table:table-cell>
          <table:table-cell office:value-type="float" office:value="25.054584999999999" table:style-name="ce10">
            <text:p>25.054585</text:p>
          </table:table-cell>
          <table:table-cell office:value-type="float" office:value="6.4468610000000002" table:style-name="ce8">
            <text:p>6.446861</text:p>
          </table:table-cell>
          <table:table-cell table:number-columns-repeated="16375"/>
        </table:table-row>
        <table:table-row table:style-name="ro1">
          <table:table-cell office:value-type="float" office:value="5000" table:style-name="ce8">
            <text:p>5000</text:p>
          </table:table-cell>
          <table:table-cell office:value-type="string" table:style-name="ce8">
            <text:p>1000x1000<text:s text:c="3"/></text:p>
          </table:table-cell>
          <table:table-cell office:value-type="string" table:style-name="ce8">
            <text:p>w<text:s text:c="11"/></text:p>
          </table:table-cell>
          <table:table-cell office:value-type="float" office:value="334.664063" table:style-name="ce8">
            <text:p>334.664063</text:p>
          </table:table-cell>
          <table:table-cell office:value-type="float" office:value="0.54492200000000002" table:style-name="ce8">
            <text:p>0.544922</text:p>
          </table:table-cell>
          <table:table-cell office:value-type="float" office:value="86.999595999999997" table:style-name="ce9">
            <text:p>86.999596</text:p>
          </table:table-cell>
          <table:table-cell office:value-type="float" office:value="1.3672E-2" table:style-name="ce8">
            <text:p>0.013672</text:p>
          </table:table-cell>
          <table:table-cell office:value-type="float" office:value="87.558188999999999" table:style-name="ce10">
            <text:p>87.558189</text:p>
          </table:table-cell>
          <table:table-cell office:value-type="float" office:value="3.82219" table:style-name="ce8">
            <text:p>3.82219</text:p>
          </table:table-cell>
          <table:table-cell table:number-columns-repeated="16375"/>
        </table:table-row>
        <table:table-row table:style-name="ro1">
          <table:table-cell office:value-type="float" office:value="5000" table:style-name="ce8">
            <text:p>5000</text:p>
          </table:table-cell>
          <table:table-cell office:value-type="string" table:style-name="ce8">
            <text:p>1000x1000<text:s text:c="3"/></text:p>
          </table:table-cell>
          <table:table-cell office:value-type="string" table:style-name="ce8">
            <text:p>l<text:s text:c="11"/></text:p>
          </table:table-cell>
          <table:table-cell office:value-type="float" office:value="648.21093800000006" table:style-name="ce8">
            <text:p>648.210938</text:p>
          </table:table-cell>
          <table:table-cell office:value-type="float" office:value="0.55078099999999997" table:style-name="ce8">
            <text:p>0.550781</text:p>
          </table:table-cell>
          <table:table-cell office:value-type="float" office:value="95.360596000000001" table:style-name="ce9">
            <text:p>95.360596</text:p>
          </table:table-cell>
          <table:table-cell office:value-type="float" office:value="1.3672E-2" table:style-name="ce8">
            <text:p>0.013672</text:p>
          </table:table-cell>
          <table:table-cell office:value-type="float" office:value="95.925049000000001" table:style-name="ce10">
            <text:p>95.925049</text:p>
          </table:table-cell>
          <table:table-cell office:value-type="float" office:value="6.7574730000000001" table:style-name="ce8">
            <text:p>6.757473</text:p>
          </table:table-cell>
          <table:table-cell table:number-columns-repeated="16375"/>
        </table:table-row>
        <table:table-row table:number-rows-repeated="104849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Courier New" svg:font-family="&quot;Courier New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Renato</meta:initial-creator>
    <dc:creator>Renato</dc:creator>
    <meta:creation-date>2016-12-11T21:16:58Z</meta:creation-date>
    <dc:date>2016-12-11T21:35:31Z</dc:date>
  </office:meta>
</office:document-meta>
</file>